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113.44pt"/>
    </style:style>
    <style:style style:name="co4" style:family="table-column">
      <style:table-column-properties fo:break-before="auto" style:column-width="125.04pt"/>
    </style:style>
    <style:style style:name="co5" style:family="table-column">
      <style:table-column-properties fo:break-before="auto" style:column-width="99.55pt"/>
    </style:style>
    <style:style style:name="co6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style:font-name="Liberation Sans" style:font-name-asian="Clear Sans" style:font-name-complex="Lohit Marathi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hread 1" table:style-name="ta1">
        <table:shapes>
          <draw:frame draw:z-index="0" draw:style-name="gr1" draw:text-style-name="P1" svg:width="453.46pt" svg:height="255.23pt" svg:x="163.9pt" svg:y="201.77pt">
            <loext:p/>
            <draw:object draw:notify-on-update-of-ranges="'Thread 1'.K2:'Thread 1'.K9 'Thread 1'.L2:'Thread 1'.L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Run 1</text:p>
          </table:table-cell>
          <table:table-cell table:style-name="ce1" office:value-type="string" calcext:value-type="string">
            <text:p>Run 2</text:p>
          </table:table-cell>
          <table:table-cell table:style-name="ce1" office:value-type="string" calcext:value-type="string">
            <text:p>Run 3</text:p>
          </table:table-cell>
          <table:table-cell table:style-name="ce1" office:value-type="string" calcext:value-type="string">
            <text:p>Run 4</text:p>
          </table:table-cell>
          <table:table-cell table:style-name="ce1" office:value-type="string" calcext:value-type="string">
            <text:p>Run 5</text:p>
          </table:table-cell>
          <table:table-cell table:style-name="ce1" office:value-type="string" calcext:value-type="string">
            <text:p>Run 6</text:p>
          </table:table-cell>
          <table:table-cell table:style-name="ce1" office:value-type="string" calcext:value-type="string">
            <text:p>Run 7</text:p>
          </table:table-cell>
          <table:table-cell table:style-name="ce1" office:value-type="string" calcext:value-type="string">
            <text:p>Run 8</text:p>
          </table:table-cell>
          <table:table-cell table:style-name="ce1" office:value-type="string" calcext:value-type="string">
            <text:p>Run 9</text:p>
          </table:table-cell>
          <table:table-cell table:style-name="ce1" office:value-type="string" calcext:value-type="string">
            <text:p>Run 10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MSG SIZE</text:p>
          </table:table-cell>
          <table:table-cell table:style-name="Default"/>
        </table:table-row>
        <table:table-row table:style-name="ro1">
          <table:table-cell office:value-type="float" office:value="1755.254146" calcext:value-type="float">
            <text:p>1755.254146</text:p>
          </table:table-cell>
          <table:table-cell office:value-type="float" office:value="1306.766002" calcext:value-type="float">
            <text:p>1306.766002</text:p>
          </table:table-cell>
          <table:table-cell office:value-type="float" office:value="1227.866751" calcext:value-type="float">
            <text:p>1227.866751</text:p>
          </table:table-cell>
          <table:table-cell office:value-type="float" office:value="1287.551715" calcext:value-type="float">
            <text:p>1287.551715</text:p>
          </table:table-cell>
          <table:table-cell office:value-type="float" office:value="1238.165569" calcext:value-type="float">
            <text:p>1238.165569</text:p>
          </table:table-cell>
          <table:table-cell office:value-type="float" office:value="2834.564529" calcext:value-type="float">
            <text:p>2834.564529</text:p>
          </table:table-cell>
          <table:table-cell office:value-type="float" office:value="1342.013047" calcext:value-type="float">
            <text:p>1342.013047</text:p>
          </table:table-cell>
          <table:table-cell office:value-type="float" office:value="1224.482937" calcext:value-type="float">
            <text:p>1224.482937</text:p>
          </table:table-cell>
          <table:table-cell office:value-type="float" office:value="1327.045564" calcext:value-type="float">
            <text:p>1327.045564</text:p>
          </table:table-cell>
          <table:table-cell office:value-type="float" office:value="1258.864146" calcext:value-type="float">
            <text:p>1258.864146</text:p>
          </table:table-cell>
          <table:table-cell table:formula="of:=AVERAGE([.A2:.J2])" office:value-type="float" office:value="1480.2574406" calcext:value-type="float">
            <text:p>1480.2574406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Msg 1</text:p>
          </table:table-cell>
        </table:table-row>
        <table:table-row table:style-name="ro1">
          <table:table-cell office:value-type="float" office:value="1137.852585" calcext:value-type="float">
            <text:p>1137.852585</text:p>
          </table:table-cell>
          <table:table-cell office:value-type="float" office:value="956.59119" calcext:value-type="float">
            <text:p>956.59119</text:p>
          </table:table-cell>
          <table:table-cell office:value-type="float" office:value="943.604296" calcext:value-type="float">
            <text:p>943.604296</text:p>
          </table:table-cell>
          <table:table-cell office:value-type="float" office:value="967.487108" calcext:value-type="float">
            <text:p>967.487108</text:p>
          </table:table-cell>
          <table:table-cell office:value-type="float" office:value="973.933542" calcext:value-type="float">
            <text:p>973.933542</text:p>
          </table:table-cell>
          <table:table-cell office:value-type="float" office:value="929.558975" calcext:value-type="float">
            <text:p>929.558975</text:p>
          </table:table-cell>
          <table:table-cell office:value-type="float" office:value="1021.355844" calcext:value-type="float">
            <text:p>1021.355844</text:p>
          </table:table-cell>
          <table:table-cell office:value-type="float" office:value="948.696693" calcext:value-type="float">
            <text:p>948.696693</text:p>
          </table:table-cell>
          <table:table-cell office:value-type="float" office:value="996.307584" calcext:value-type="float">
            <text:p>996.307584</text:p>
          </table:table-cell>
          <table:table-cell office:value-type="float" office:value="982.401881" calcext:value-type="float">
            <text:p>982.401881</text:p>
          </table:table-cell>
          <table:table-cell table:formula="of:=AVERAGE([.A3:.J3])" office:value-type="float" office:value="985.7789698" calcext:value-type="float">
            <text:p>985.7789698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sg 2</text:p>
          </table:table-cell>
        </table:table-row>
        <table:table-row table:style-name="ro1">
          <table:table-cell office:value-type="float" office:value="4288.652286" calcext:value-type="float">
            <text:p>4288.652286</text:p>
          </table:table-cell>
          <table:table-cell office:value-type="float" office:value="3231.284652" calcext:value-type="float">
            <text:p>3231.284652</text:p>
          </table:table-cell>
          <table:table-cell office:value-type="float" office:value="3234.075797" calcext:value-type="float">
            <text:p>3234.075797</text:p>
          </table:table-cell>
          <table:table-cell office:value-type="float" office:value="3213.770521" calcext:value-type="float">
            <text:p>3213.770521</text:p>
          </table:table-cell>
          <table:table-cell office:value-type="float" office:value="3240.352337" calcext:value-type="float">
            <text:p>3240.352337</text:p>
          </table:table-cell>
          <table:table-cell office:value-type="float" office:value="3252.033602" calcext:value-type="float">
            <text:p>3252.033602</text:p>
          </table:table-cell>
          <table:table-cell office:value-type="float" office:value="3254.012845" calcext:value-type="float">
            <text:p>3254.012845</text:p>
          </table:table-cell>
          <table:table-cell office:value-type="float" office:value="3226.497231" calcext:value-type="float">
            <text:p>3226.497231</text:p>
          </table:table-cell>
          <table:table-cell office:value-type="float" office:value="3229.638396" calcext:value-type="float">
            <text:p>3229.638396</text:p>
          </table:table-cell>
          <table:table-cell office:value-type="float" office:value="3197.24899" calcext:value-type="float">
            <text:p>3197.24899</text:p>
          </table:table-cell>
          <table:table-cell table:formula="of:=AVERAGE([.A4:.J4])" office:value-type="float" office:value="3336.7566657" calcext:value-type="float">
            <text:p>3336.7566657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Msg 3</text:p>
          </table:table-cell>
        </table:table-row>
        <table:table-row table:style-name="ro1">
          <table:table-cell office:value-type="float" office:value="2151.653127" calcext:value-type="float">
            <text:p>2151.653127</text:p>
          </table:table-cell>
          <table:table-cell office:value-type="float" office:value="1979.615258" calcext:value-type="float">
            <text:p>1979.615258</text:p>
          </table:table-cell>
          <table:table-cell office:value-type="float" office:value="1912.626885" calcext:value-type="float">
            <text:p>1912.626885</text:p>
          </table:table-cell>
          <table:table-cell office:value-type="float" office:value="1906.485752" calcext:value-type="float">
            <text:p>1906.485752</text:p>
          </table:table-cell>
          <table:table-cell office:value-type="float" office:value="1934.079272" calcext:value-type="float">
            <text:p>1934.079272</text:p>
          </table:table-cell>
          <table:table-cell office:value-type="float" office:value="1914.191026" calcext:value-type="float">
            <text:p>1914.191026</text:p>
          </table:table-cell>
          <table:table-cell office:value-type="float" office:value="1957.658018" calcext:value-type="float">
            <text:p>1957.658018</text:p>
          </table:table-cell>
          <table:table-cell office:value-type="float" office:value="1935.022406" calcext:value-type="float">
            <text:p>1935.022406</text:p>
          </table:table-cell>
          <table:table-cell office:value-type="float" office:value="1966.997639" calcext:value-type="float">
            <text:p>1966.997639</text:p>
          </table:table-cell>
          <table:table-cell office:value-type="float" office:value="1950.73314" calcext:value-type="float">
            <text:p>1950.73314</text:p>
          </table:table-cell>
          <table:table-cell table:formula="of:=AVERAGE([.A5:.J5])" office:value-type="float" office:value="1960.9062523" calcext:value-type="float">
            <text:p>1960.906252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sg 4</text:p>
          </table:table-cell>
        </table:table-row>
        <table:table-row table:style-name="ro1">
          <table:table-cell office:value-type="float" office:value="2180.985475" calcext:value-type="float">
            <text:p>2180.985475</text:p>
          </table:table-cell>
          <table:table-cell office:value-type="float" office:value="2125.642012" calcext:value-type="float">
            <text:p>2125.642012</text:p>
          </table:table-cell>
          <table:table-cell office:value-type="float" office:value="2070.998128" calcext:value-type="float">
            <text:p>2070.998128</text:p>
          </table:table-cell>
          <table:table-cell office:value-type="float" office:value="2125.867747" calcext:value-type="float">
            <text:p>2125.867747</text:p>
          </table:table-cell>
          <table:table-cell office:value-type="float" office:value="2103.025861" calcext:value-type="float">
            <text:p>2103.025861</text:p>
          </table:table-cell>
          <table:table-cell office:value-type="float" office:value="2082.667487" calcext:value-type="float">
            <text:p>2082.667487</text:p>
          </table:table-cell>
          <table:table-cell office:value-type="float" office:value="2119.171462" calcext:value-type="float">
            <text:p>2119.171462</text:p>
          </table:table-cell>
          <table:table-cell office:value-type="float" office:value="2091.712892" calcext:value-type="float">
            <text:p>2091.712892</text:p>
          </table:table-cell>
          <table:table-cell office:value-type="float" office:value="2081.691895" calcext:value-type="float">
            <text:p>2081.691895</text:p>
          </table:table-cell>
          <table:table-cell office:value-type="float" office:value="2114.180165" calcext:value-type="float">
            <text:p>2114.180165</text:p>
          </table:table-cell>
          <table:table-cell table:formula="of:=AVERAGE([.A6:.J6])" office:value-type="float" office:value="2109.5943124" calcext:value-type="float">
            <text:p>2109.5943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Msg 5</text:p>
          </table:table-cell>
        </table:table-row>
        <table:table-row table:style-name="ro1">
          <table:table-cell office:value-type="float" office:value="14136.164794" calcext:value-type="float">
            <text:p>14136.164794</text:p>
          </table:table-cell>
          <table:table-cell office:value-type="float" office:value="16549.169818" calcext:value-type="float">
            <text:p>16549.169818</text:p>
          </table:table-cell>
          <table:table-cell office:value-type="float" office:value="14466.3825" calcext:value-type="float">
            <text:p>14466.3825</text:p>
          </table:table-cell>
          <table:table-cell office:value-type="float" office:value="14287.010596" calcext:value-type="float">
            <text:p>14287.010596</text:p>
          </table:table-cell>
          <table:table-cell office:value-type="float" office:value="14240.431754" calcext:value-type="float">
            <text:p>14240.431754</text:p>
          </table:table-cell>
          <table:table-cell office:value-type="float" office:value="16601.0919" calcext:value-type="float">
            <text:p>16601.0919</text:p>
          </table:table-cell>
          <table:table-cell office:value-type="float" office:value="17073.900385" calcext:value-type="float">
            <text:p>17073.900385</text:p>
          </table:table-cell>
          <table:table-cell office:value-type="float" office:value="13962.113778" calcext:value-type="float">
            <text:p>13962.113778</text:p>
          </table:table-cell>
          <table:table-cell office:value-type="float" office:value="14708.71837" calcext:value-type="float">
            <text:p>14708.71837</text:p>
          </table:table-cell>
          <table:table-cell office:value-type="float" office:value="14485.7262" calcext:value-type="float">
            <text:p>14485.7262</text:p>
          </table:table-cell>
          <table:table-cell table:formula="of:=AVERAGE([.A7:.J7])" office:value-type="float" office:value="15051.0710095" calcext:value-type="float">
            <text:p>15051.0710095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Msg 6</text:p>
          </table:table-cell>
        </table:table-row>
        <table:table-row table:style-name="ro1">
          <table:table-cell office:value-type="float" office:value="11933.958317" calcext:value-type="float">
            <text:p>11933.958317</text:p>
          </table:table-cell>
          <table:table-cell office:value-type="float" office:value="14036.683743" calcext:value-type="float">
            <text:p>14036.683743</text:p>
          </table:table-cell>
          <table:table-cell office:value-type="float" office:value="12168.116811" calcext:value-type="float">
            <text:p>12168.116811</text:p>
          </table:table-cell>
          <table:table-cell office:value-type="float" office:value="11700.769529" calcext:value-type="float">
            <text:p>11700.769529</text:p>
          </table:table-cell>
          <table:table-cell office:value-type="float" office:value="12164.868352" calcext:value-type="float">
            <text:p>12164.868352</text:p>
          </table:table-cell>
          <table:table-cell office:value-type="float" office:value="13849.701941" calcext:value-type="float">
            <text:p>13849.701941</text:p>
          </table:table-cell>
          <table:table-cell office:value-type="float" office:value="14081.5518" calcext:value-type="float">
            <text:p>14081.5518</text:p>
          </table:table-cell>
          <table:table-cell office:value-type="float" office:value="11675.503761" calcext:value-type="float">
            <text:p>11675.503761</text:p>
          </table:table-cell>
          <table:table-cell office:value-type="float" office:value="12852.279285" calcext:value-type="float">
            <text:p>12852.279285</text:p>
          </table:table-cell>
          <table:table-cell office:value-type="float" office:value="12178.451641" calcext:value-type="float">
            <text:p>12178.451641</text:p>
          </table:table-cell>
          <table:table-cell table:formula="of:=AVERAGE([.A8:.J8])" office:value-type="float" office:value="12664.188518" calcext:value-type="float">
            <text:p>12664.188518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Msg 7</text:p>
          </table:table-cell>
        </table:table-row>
        <table:table-row table:style-name="ro1">
          <table:table-cell office:value-type="float" office:value="12525.936244" calcext:value-type="float">
            <text:p>12525.936244</text:p>
          </table:table-cell>
          <table:table-cell office:value-type="float" office:value="14730.60574" calcext:value-type="float">
            <text:p>14730.60574</text:p>
          </table:table-cell>
          <table:table-cell office:value-type="float" office:value="12725.093376" calcext:value-type="float">
            <text:p>12725.093376</text:p>
          </table:table-cell>
          <table:table-cell office:value-type="float" office:value="12395.762304" calcext:value-type="float">
            <text:p>12395.762304</text:p>
          </table:table-cell>
          <table:table-cell office:value-type="float" office:value="12728.99324" calcext:value-type="float">
            <text:p>12728.99324</text:p>
          </table:table-cell>
          <table:table-cell office:value-type="float" office:value="14314.157685" calcext:value-type="float">
            <text:p>14314.157685</text:p>
          </table:table-cell>
          <table:table-cell office:value-type="float" office:value="14559.737497" calcext:value-type="float">
            <text:p>14559.737497</text:p>
          </table:table-cell>
          <table:table-cell office:value-type="float" office:value="12419.227656" calcext:value-type="float">
            <text:p>12419.227656</text:p>
          </table:table-cell>
          <table:table-cell office:value-type="float" office:value="12934.437882" calcext:value-type="float">
            <text:p>12934.437882</text:p>
          </table:table-cell>
          <table:table-cell office:value-type="float" office:value="12627.533787" calcext:value-type="float">
            <text:p>12627.533787</text:p>
          </table:table-cell>
          <table:table-cell table:formula="of:=AVERAGE([.A9:.J9])" office:value-type="float" office:value="13196.1485411" calcext:value-type="float">
            <text:p>13196.148541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Msg 8</text:p>
          </table:table-cell>
        </table:table-row>
        <table:table-row table:style-name="ro1">
          <table:table-cell table:formula="of:=SUM([.A2:.A9])" office:value-type="float" office:value="50110.456974" calcext:value-type="float">
            <text:p>50110.456974</text:p>
          </table:table-cell>
          <table:table-cell table:formula="of:=SUM([.B2:.B9])" office:value-type="float" office:value="54916.358415" calcext:value-type="float">
            <text:p>54916.358415</text:p>
          </table:table-cell>
          <table:table-cell table:formula="of:=SUM([.C2:.C9])" office:value-type="float" office:value="48748.764544" calcext:value-type="float">
            <text:p>48748.764544</text:p>
          </table:table-cell>
          <table:table-cell table:formula="of:=SUM([.D2:.D9])" office:value-type="float" office:value="47884.705272" calcext:value-type="float">
            <text:p>47884.705272</text:p>
          </table:table-cell>
          <table:table-cell table:formula="of:=SUM([.E2:.E9])" office:value-type="float" office:value="48623.849927" calcext:value-type="float">
            <text:p>48623.849927</text:p>
          </table:table-cell>
          <table:table-cell table:formula="of:=SUM([.F2:.F9])" office:value-type="float" office:value="55777.967145" calcext:value-type="float">
            <text:p>55777.967145</text:p>
          </table:table-cell>
          <table:table-cell table:formula="of:=SUM([.G2:.G9])" office:value-type="float" office:value="55409.400898" calcext:value-type="float">
            <text:p>55409.400898</text:p>
          </table:table-cell>
          <table:table-cell table:formula="of:=SUM([.H2:.H9])" office:value-type="float" office:value="47483.257354" calcext:value-type="float">
            <text:p>47483.257354</text:p>
          </table:table-cell>
          <table:table-cell table:formula="of:=SUM([.I2:.I9])" office:value-type="float" office:value="50097.116615" calcext:value-type="float">
            <text:p>50097.116615</text:p>
          </table:table-cell>
          <table:table-cell table:formula="of:=SUM([.J2:.J9])" office:value-type="float" office:value="48795.13995" calcext:value-type="float">
            <text:p>48795.13995</text:p>
          </table:table-cell>
          <table:table-cell table:formula="of:=SUM([.K2:.K9])" office:value-type="float" office:value="50784.7017094" calcext:value-type="float">
            <text:p>50784.7017094</text:p>
          </table:table-cell>
          <table:table-cell table:formula="of:=SUM([.L2:.L9])" office:value-type="float" office:value="2120" calcext:value-type="float">
            <text:p>2120</text:p>
          </table:table-cell>
          <table:table-cell office:value-type="string" calcext:value-type="string">
            <text:p>SUM</text:p>
          </table:table-cell>
        </table:table-row>
      </table:table>
      <table:table table:name="Thread Mix" table:style-name="ta1">
        <table:shapes>
          <draw:frame draw:z-index="0" draw:style-name="gr1" draw:text-style-name="P1" svg:width="669.37pt" svg:height="383.44pt" svg:x="884.38pt" svg:y="23.87pt">
            <loext:p/>
            <draw:object draw:notify-on-update-of-ranges="'Thread Mix'.B1:'Thread Mix'.B1 'Thread Mix'.B2:'Thread Mix'.B58 'Thread Mix'.C1:'Thread Mix'.C1 'Thread Mix'.C2:'Thread Mix'.C58 'Thread Mix'.D1:'Thread Mix'.D1 'Thread Mix'.D2:'Thread Mix'.D58 'Thread Mix'.E1:'Thread Mix'.E1 'Thread Mix'.E2:'Thread Mix'.E5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4pt" svg:height="255.23pt" svg:x="885.34pt" svg:y="420.92pt">
            <loext:p/>
            <draw:object draw:notify-on-update-of-ranges="'Thread Mix'.F1:'Thread Mix'.F1 'Thread Mix'.F2:'Thread Mix'.F55 'Thread Mix'.H1:'Thread Mix'.H1 'Thread Mix'.H2:'Thread Mix'.H55 'Thread Mix'.J1:'Thread Mix'.J1 'Thread Mix'.J2:'Thread Mix'.J5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5" table:default-cell-style-name="Default"/>
        <table:table-column table:style-name="co6" table:default-cell-style-name="ce8"/>
        <table:table-column table:style-name="co1" table:default-cell-style-name="Default"/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delta time</text:p>
          </table:table-cell>
          <table:table-cell table:style-name="ce5" office:value-type="string" calcext:value-type="string">
            <text:p>input size</text:p>
          </table:table-cell>
          <table:table-cell table:style-name="ce5" office:value-type="string" calcext:value-type="string">
            <text:p>new concepts</text:p>
          </table:table-cell>
          <table:table-cell table:style-name="ce2" office:value-type="string" calcext:value-type="string">
            <text:p>input size correlation</text:p>
          </table:table-cell>
          <table:table-cell table:style-name="ce2" office:value-type="string" calcext:value-type="string">
            <text:p>new concepts correlation</text:p>
          </table:table-cell>
          <table:table-cell table:style-name="ce2" office:value-type="string" calcext:value-type="string">
            <text:p>linear correlation</text:p>
          </table:table-cell>
          <table:table-cell table:style-name="ce2" office:value-type="string" calcext:value-type="string">
            <text:p>input size^P</text:p>
          </table:table-cell>
          <table:table-cell table:style-name="ce11" office:value-type="string" calcext:value-type="string">
            <text:p>input size^P corr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372" calcext:value-type="float">
            <text:p>1372</text:p>
          </table:table-cell>
          <table:table-cell office:value-type="float" office:value="127" calcext:value-type="float">
            <text:p>127</text:p>
          </table:table-cell>
          <table:table-cell table:formula="of:=ROUND(CORREL([.B2:.$B$58];[.$D2:.$D$58]); 5)" office:value-type="float" office:value="0.87595" calcext:value-type="float">
            <text:p>0.87595</text:p>
          </table:table-cell>
          <table:table-cell table:formula="of:=ROUND(CORREL([.C2:.$C$58];[.E2:.$E$58]); 5)" office:value-type="float" office:value="0.18699" calcext:value-type="float">
            <text:p>0.18699</text:p>
          </table:table-cell>
          <table:table-cell table:formula="of:=ROUND(CORREL([.B2:.$B$58];[.$A2:.$A$58]); 5)" office:value-type="float" office:value="0.93767" calcext:value-type="float">
            <text:p>0.93767</text:p>
          </table:table-cell>
          <table:table-cell table:formula="of:=POWER([.D2];[.$K$1])" office:value-type="float" office:value="1882384" calcext:value-type="float">
            <text:p>1882384</text:p>
          </table:table-cell>
          <table:table-cell table:formula="of:=ROUND(CORREL([.B2:.$B$58];[.$I2:.$I$58]); 5)" office:value-type="float" office:value="0.94381" calcext:value-type="float">
            <text:p>0.943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B3]-[.B2]" office:value-type="float" office:value="-4" calcext:value-type="float">
            <text:p>-4</text:p>
          </table:table-cell>
          <table:table-cell office:value-type="float" office:value="1501" calcext:value-type="float">
            <text:p>1501</text:p>
          </table:table-cell>
          <table:table-cell office:value-type="float" office:value="11" calcext:value-type="float">
            <text:p>11</text:p>
          </table:table-cell>
          <table:table-cell table:formula="of:=ROUND(CORREL([.B3:.$B$58];[.$D3:.$D$58]); 5)" office:value-type="float" office:value="0.88148" calcext:value-type="float">
            <text:p>0.88148</text:p>
          </table:table-cell>
          <table:table-cell table:formula="of:=ROUND(CORREL([.C3:.$C$58];[.E3:.$E$58]); 5)" office:value-type="float" office:value="0.3376" calcext:value-type="float">
            <text:p>0.3376</text:p>
          </table:table-cell>
          <table:table-cell table:formula="of:=ROUND(CORREL([.B3:.$B$58];[.$A3:.$A$58]); 5)" office:value-type="float" office:value="0.94068" calcext:value-type="float">
            <text:p>0.94068</text:p>
          </table:table-cell>
          <table:table-cell table:formula="of:=POWER([.D3];[.$K$1])" office:value-type="float" office:value="2253001" calcext:value-type="float">
            <text:p>2253001</text:p>
          </table:table-cell>
          <table:table-cell table:formula="of:=ROUND(CORREL([.B3:.$B$58];[.$I3:.$I$58]); 5)" office:value-type="float" office:value="0.94515" calcext:value-type="float">
            <text:p>0.945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B4]-[.B3]" office:value-type="float" office:value="2" calcext:value-type="float">
            <text:p>2</text:p>
          </table:table-cell>
          <table:table-cell office:value-type="float" office:value="1640" calcext:value-type="float">
            <text:p>1640</text:p>
          </table:table-cell>
          <table:table-cell office:value-type="float" office:value="11" calcext:value-type="float">
            <text:p>11</text:p>
          </table:table-cell>
          <table:table-cell table:formula="of:=ROUND(CORREL([.B4:.$B$58];[.$D4:.$D$58]); 5)" office:value-type="float" office:value="0.88809" calcext:value-type="float">
            <text:p>0.88809</text:p>
          </table:table-cell>
          <table:table-cell table:formula="of:=ROUND(CORREL([.C4:.$C$58];[.E4:.$E$58]); 5)" office:value-type="float" office:value="0.33948" calcext:value-type="float">
            <text:p>0.33948</text:p>
          </table:table-cell>
          <table:table-cell table:formula="of:=ROUND(CORREL([.B4:.$B$58];[.$A4:.$A$58]); 5)" office:value-type="float" office:value="0.94358" calcext:value-type="float">
            <text:p>0.94358</text:p>
          </table:table-cell>
          <table:table-cell table:formula="of:=POWER([.D4];[.$K$1])" office:value-type="float" office:value="2689600" calcext:value-type="float">
            <text:p>2689600</text:p>
          </table:table-cell>
          <table:table-cell table:formula="of:=ROUND(CORREL([.B4:.$B$58];[.$I4:.$I$58]); 5)" office:value-type="float" office:value="0.94673" calcext:value-type="float">
            <text:p>0.9467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B5]-[.B4]" office:value-type="float" office:value="15" calcext:value-type="float">
            <text:p>15</text:p>
          </table:table-cell>
          <table:table-cell office:value-type="float" office:value="2541" calcext:value-type="float">
            <text:p>2541</text:p>
          </table:table-cell>
          <table:table-cell office:value-type="float" office:value="61" calcext:value-type="float">
            <text:p>61</text:p>
          </table:table-cell>
          <table:table-cell table:formula="of:=ROUND(CORREL([.B5:.$B$58];[.$D5:.$D$58]); 5)" office:value-type="float" office:value="0.89612" calcext:value-type="float">
            <text:p>0.89612</text:p>
          </table:table-cell>
          <table:table-cell table:formula="of:=ROUND(CORREL([.C5:.$C$58];[.E5:.$E$58]); 5)" office:value-type="float" office:value="0.34135" calcext:value-type="float">
            <text:p>0.34135</text:p>
          </table:table-cell>
          <table:table-cell table:formula="of:=ROUND(CORREL([.B5:.$B$58];[.$A5:.$A$58]); 5)" office:value-type="float" office:value="0.94638" calcext:value-type="float">
            <text:p>0.94638</text:p>
          </table:table-cell>
          <table:table-cell table:formula="of:=POWER([.D5];[.$K$1])" office:value-type="float" office:value="6456681" calcext:value-type="float">
            <text:p>6456681</text:p>
          </table:table-cell>
          <table:table-cell table:formula="of:=ROUND(CORREL([.B5:.$B$58];[.$I5:.$I$58]); 5)" office:value-type="float" office:value="0.94862" calcext:value-type="float">
            <text:p>0.9486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6]-[.B5]" office:value-type="float" office:value="8" calcext:value-type="float">
            <text:p>8</text:p>
          </table:table-cell>
          <table:table-cell office:value-type="float" office:value="2863" calcext:value-type="float">
            <text:p>2863</text:p>
          </table:table-cell>
          <table:table-cell office:value-type="float" office:value="17" calcext:value-type="float">
            <text:p>17</text:p>
          </table:table-cell>
          <table:table-cell table:formula="of:=ROUND(CORREL([.B6:.$B$58];[.$D6:.$D$58]); 5)" office:value-type="float" office:value="0.90142" calcext:value-type="float">
            <text:p>0.90142</text:p>
          </table:table-cell>
          <table:table-cell table:formula="of:=ROUND(CORREL([.C6:.$C$58];[.E6:.$E$58]); 5)" office:value-type="float" office:value="0.44269" calcext:value-type="float">
            <text:p>0.44269</text:p>
          </table:table-cell>
          <table:table-cell table:formula="of:=ROUND(CORREL([.B6:.$B$58];[.$A6:.$A$58]); 5)" office:value-type="float" office:value="0.94914" calcext:value-type="float">
            <text:p>0.94914</text:p>
          </table:table-cell>
          <table:table-cell table:formula="of:=POWER([.D6];[.$K$1])" office:value-type="float" office:value="8196769" calcext:value-type="float">
            <text:p>8196769</text:p>
          </table:table-cell>
          <table:table-cell table:formula="of:=ROUND(CORREL([.B6:.$B$58];[.$I6:.$I$58]); 5)" office:value-type="float" office:value="0.95028" calcext:value-type="float">
            <text:p>0.950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formula="of:=[.B7]-[.B6]" office:value-type="float" office:value="0" calcext:value-type="float">
            <text:p>0</text:p>
          </table:table-cell>
          <table:table-cell office:value-type="float" office:value="2914" calcext:value-type="float">
            <text:p>2914</text:p>
          </table:table-cell>
          <table:table-cell office:value-type="float" office:value="3" calcext:value-type="float">
            <text:p>3</text:p>
          </table:table-cell>
          <table:table-cell table:formula="of:=ROUND(CORREL([.B7:.$B$58];[.$D7:.$D$58]); 5)" office:value-type="float" office:value="0.90671" calcext:value-type="float">
            <text:p>0.90671</text:p>
          </table:table-cell>
          <table:table-cell table:formula="of:=ROUND(CORREL([.C7:.$C$58];[.E7:.$E$58]); 5)" office:value-type="float" office:value="0.45268" calcext:value-type="float">
            <text:p>0.45268</text:p>
          </table:table-cell>
          <table:table-cell table:formula="of:=ROUND(CORREL([.B7:.$B$58];[.$A7:.$A$58]); 5)" office:value-type="float" office:value="0.95182" calcext:value-type="float">
            <text:p>0.95182</text:p>
          </table:table-cell>
          <table:table-cell table:formula="of:=POWER([.D7];[.$K$1])" office:value-type="float" office:value="8491396" calcext:value-type="float">
            <text:p>8491396</text:p>
          </table:table-cell>
          <table:table-cell table:formula="of:=ROUND(CORREL([.B7:.$B$58];[.$I7:.$I$58]); 5)" office:value-type="float" office:value="0.95205" calcext:value-type="float">
            <text:p>0.9520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B8]-[.B7]" office:value-type="float" office:value="10" calcext:value-type="float">
            <text:p>10</text:p>
          </table:table-cell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table:formula="of:=ROUND(CORREL([.B8:.$B$58];[.$D8:.$D$58]); 5)" office:value-type="float" office:value="0.91356" calcext:value-type="float">
            <text:p>0.91356</text:p>
          </table:table-cell>
          <table:table-cell table:formula="of:=ROUND(CORREL([.C8:.$C$58];[.E8:.$E$58]); 5)" office:value-type="float" office:value="0.45214" calcext:value-type="float">
            <text:p>0.45214</text:p>
          </table:table-cell>
          <table:table-cell table:formula="of:=ROUND(CORREL([.B8:.$B$58];[.$A8:.$A$58]); 5)" office:value-type="float" office:value="0.95435" calcext:value-type="float">
            <text:p>0.95435</text:p>
          </table:table-cell>
          <table:table-cell table:formula="of:=POWER([.D8];[.$K$1])" office:value-type="float" office:value="14167696" calcext:value-type="float">
            <text:p>14167696</text:p>
          </table:table-cell>
          <table:table-cell table:formula="of:=ROUND(CORREL([.B8:.$B$58];[.$I8:.$I$58]); 5)" office:value-type="float" office:value="0.95423" calcext:value-type="float">
            <text:p>0.954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table:formula="of:=[.B9]-[.B8]" office:value-type="float" office:value="-5" calcext:value-type="float">
            <text:p>-5</text:p>
          </table:table-cell>
          <table:table-cell office:value-type="float" office:value="3846" calcext:value-type="float">
            <text:p>3846</text:p>
          </table:table-cell>
          <table:table-cell office:value-type="float" office:value="0" calcext:value-type="float">
            <text:p>0</text:p>
          </table:table-cell>
          <table:table-cell table:formula="of:=ROUND(CORREL([.B9:.$B$58];[.$D9:.$D$58]); 5)" office:value-type="float" office:value="0.91738" calcext:value-type="float">
            <text:p>0.91738</text:p>
          </table:table-cell>
          <table:table-cell table:formula="of:=ROUND(CORREL([.C9:.$C$58];[.E9:.$E$58]); 5)" office:value-type="float" office:value="0.45141" calcext:value-type="float">
            <text:p>0.45141</text:p>
          </table:table-cell>
          <table:table-cell table:formula="of:=ROUND(CORREL([.B9:.$B$58];[.$A9:.$A$58]); 5)" office:value-type="float" office:value="0.95676" calcext:value-type="float">
            <text:p>0.95676</text:p>
          </table:table-cell>
          <table:table-cell table:formula="of:=POWER([.D9];[.$K$1])" office:value-type="float" office:value="14791716" calcext:value-type="float">
            <text:p>14791716</text:p>
          </table:table-cell>
          <table:table-cell table:formula="of:=ROUND(CORREL([.B9:.$B$58];[.$I9:.$I$58]); 5)" office:value-type="float" office:value="0.95576" calcext:value-type="float">
            <text:p>0.9557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table:formula="of:=[.B10]-[.B9]" office:value-type="float" office:value="4" calcext:value-type="float">
            <text:p>4</text:p>
          </table:table-cell>
          <table:table-cell office:value-type="float" office:value="3939" calcext:value-type="float">
            <text:p>3939</text:p>
          </table:table-cell>
          <table:table-cell office:value-type="float" office:value="0" calcext:value-type="float">
            <text:p>0</text:p>
          </table:table-cell>
          <table:table-cell table:formula="of:=ROUND(CORREL([.B10:.$B$58];[.$D10:.$D$58]); 5)" office:value-type="float" office:value="0.9221" calcext:value-type="float">
            <text:p>0.9221</text:p>
          </table:table-cell>
          <table:table-cell table:formula="of:=ROUND(CORREL([.C10:.$C$58];[.E10:.$E$58]); 5)" office:value-type="float" office:value="0.45043" calcext:value-type="float">
            <text:p>0.45043</text:p>
          </table:table-cell>
          <table:table-cell table:formula="of:=ROUND(CORREL([.B10:.$B$58];[.$A10:.$A$58]); 5)" office:value-type="float" office:value="0.95897" calcext:value-type="float">
            <text:p>0.95897</text:p>
          </table:table-cell>
          <table:table-cell table:formula="of:=POWER([.D10];[.$K$1])" office:value-type="float" office:value="15515721" calcext:value-type="float">
            <text:p>15515721</text:p>
          </table:table-cell>
          <table:table-cell table:formula="of:=ROUND(CORREL([.B10:.$B$58];[.$I10:.$I$58]); 5)" office:value-type="float" office:value="0.95758" calcext:value-type="float">
            <text:p>0.9575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formula="of:=[.B11]-[.B10]" office:value-type="float" office:value="9" calcext:value-type="float">
            <text:p>9</text:p>
          </table:table-cell>
          <table:table-cell office:value-type="float" office:value="4588" calcext:value-type="float">
            <text:p>4588</text:p>
          </table:table-cell>
          <table:table-cell office:value-type="float" office:value="0" calcext:value-type="float">
            <text:p>0</text:p>
          </table:table-cell>
          <table:table-cell table:formula="of:=ROUND(CORREL([.B11:.$B$58];[.$D11:.$D$58]); 5)" office:value-type="float" office:value="0.92806" calcext:value-type="float">
            <text:p>0.92806</text:p>
          </table:table-cell>
          <table:table-cell table:formula="of:=ROUND(CORREL([.C11:.$C$58];[.E11:.$E$58]); 5)" office:value-type="float" office:value="0.44954" calcext:value-type="float">
            <text:p>0.44954</text:p>
          </table:table-cell>
          <table:table-cell table:formula="of:=ROUND(CORREL([.B11:.$B$58];[.$A11:.$A$58]); 5)" office:value-type="float" office:value="0.96098" calcext:value-type="float">
            <text:p>0.96098</text:p>
          </table:table-cell>
          <table:table-cell table:formula="of:=POWER([.D11];[.$K$1])" office:value-type="float" office:value="21049744" calcext:value-type="float">
            <text:p>21049744</text:p>
          </table:table-cell>
          <table:table-cell table:formula="of:=ROUND(CORREL([.B11:.$B$58];[.$I11:.$I$58]); 5)" office:value-type="float" office:value="0.95983" calcext:value-type="float">
            <text:p>0.9598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table:formula="of:=[.B12]-[.B11]" office:value-type="float" office:value="1" calcext:value-type="float">
            <text:p>1</text:p>
          </table:table-cell>
          <table:table-cell office:value-type="float" office:value="4841" calcext:value-type="float">
            <text:p>4841</text:p>
          </table:table-cell>
          <table:table-cell office:value-type="float" office:value="0" calcext:value-type="float">
            <text:p>0</text:p>
          </table:table-cell>
          <table:table-cell table:formula="of:=ROUND(CORREL([.B12:.$B$58];[.$D12:.$D$58]); 5)" office:value-type="float" office:value="0.93171" calcext:value-type="float">
            <text:p>0.93171</text:p>
          </table:table-cell>
          <table:table-cell table:formula="of:=ROUND(CORREL([.C12:.$C$58];[.E12:.$E$58]); 5)" office:value-type="float" office:value="0.44868" calcext:value-type="float">
            <text:p>0.44868</text:p>
          </table:table-cell>
          <table:table-cell table:formula="of:=ROUND(CORREL([.B12:.$B$58];[.$A12:.$A$58]); 5)" office:value-type="float" office:value="0.96281" calcext:value-type="float">
            <text:p>0.96281</text:p>
          </table:table-cell>
          <table:table-cell table:formula="of:=POWER([.D12];[.$K$1])" office:value-type="float" office:value="23435281" calcext:value-type="float">
            <text:p>23435281</text:p>
          </table:table-cell>
          <table:table-cell table:formula="of:=ROUND(CORREL([.B12:.$B$58];[.$I12:.$I$58]); 5)" office:value-type="float" office:value="0.96139" calcext:value-type="float">
            <text:p>0.9613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table:formula="of:=[.B13]-[.B12]" office:value-type="float" office:value="1" calcext:value-type="float">
            <text:p>1</text:p>
          </table:table-cell>
          <table:table-cell office:value-type="float" office:value="4923" calcext:value-type="float">
            <text:p>4923</text:p>
          </table:table-cell>
          <table:table-cell office:value-type="float" office:value="0" calcext:value-type="float">
            <text:p>0</text:p>
          </table:table-cell>
          <table:table-cell table:formula="of:=ROUND(CORREL([.B13:.$B$58];[.$D13:.$D$58]); 5)" office:value-type="float" office:value="0.93518" calcext:value-type="float">
            <text:p>0.93518</text:p>
          </table:table-cell>
          <table:table-cell table:formula="of:=ROUND(CORREL([.C13:.$C$58];[.E13:.$E$58]); 5)" office:value-type="float" office:value="0.44765" calcext:value-type="float">
            <text:p>0.44765</text:p>
          </table:table-cell>
          <table:table-cell table:formula="of:=ROUND(CORREL([.B13:.$B$58];[.$A13:.$A$58]); 5)" office:value-type="float" office:value="0.96437" calcext:value-type="float">
            <text:p>0.96437</text:p>
          </table:table-cell>
          <table:table-cell table:formula="of:=POWER([.D13];[.$K$1])" office:value-type="float" office:value="24235929" calcext:value-type="float">
            <text:p>24235929</text:p>
          </table:table-cell>
          <table:table-cell table:formula="of:=ROUND(CORREL([.B13:.$B$58];[.$I13:.$I$58]); 5)" office:value-type="float" office:value="0.96291" calcext:value-type="float">
            <text:p>0.9629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formula="of:=[.B14]-[.B13]" office:value-type="float" office:value="2" calcext:value-type="float">
            <text:p>2</text:p>
          </table:table-cell>
          <table:table-cell office:value-type="float" office:value="5016" calcext:value-type="float">
            <text:p>5016</text:p>
          </table:table-cell>
          <table:table-cell office:value-type="float" office:value="0" calcext:value-type="float">
            <text:p>0</text:p>
          </table:table-cell>
          <table:table-cell table:formula="of:=ROUND(CORREL([.B14:.$B$58];[.$D14:.$D$58]); 5)" office:value-type="float" office:value="0.93963" calcext:value-type="float">
            <text:p>0.93963</text:p>
          </table:table-cell>
          <table:table-cell table:formula="of:=ROUND(CORREL([.C14:.$C$58];[.E14:.$E$58]); 5)" office:value-type="float" office:value="0.44658" calcext:value-type="float">
            <text:p>0.44658</text:p>
          </table:table-cell>
          <table:table-cell table:formula="of:=ROUND(CORREL([.B14:.$B$58];[.$A14:.$A$58]); 5)" office:value-type="float" office:value="0.96564" calcext:value-type="float">
            <text:p>0.96564</text:p>
          </table:table-cell>
          <table:table-cell table:formula="of:=POWER([.D14];[.$K$1])" office:value-type="float" office:value="25160256" calcext:value-type="float">
            <text:p>25160256</text:p>
          </table:table-cell>
          <table:table-cell table:formula="of:=ROUND(CORREL([.B14:.$B$58];[.$I14:.$I$58]); 5)" office:value-type="float" office:value="0.9648" calcext:value-type="float">
            <text:p>0.964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table:formula="of:=[.B15]-[.B14]" office:value-type="float" office:value="12" calcext:value-type="float">
            <text:p>12</text:p>
          </table:table-cell>
          <table:table-cell office:value-type="float" office:value="5665" calcext:value-type="float">
            <text:p>5665</text:p>
          </table:table-cell>
          <table:table-cell office:value-type="float" office:value="0" calcext:value-type="float">
            <text:p>0</text:p>
          </table:table-cell>
          <table:table-cell table:formula="of:=ROUND(CORREL([.B15:.$B$58];[.$D15:.$D$58]); 5)" office:value-type="float" office:value="0.94541" calcext:value-type="float">
            <text:p>0.94541</text:p>
          </table:table-cell>
          <table:table-cell table:formula="of:=ROUND(CORREL([.C15:.$C$58];[.E15:.$E$58]); 5)" office:value-type="float" office:value="0.44547" calcext:value-type="float">
            <text:p>0.44547</text:p>
          </table:table-cell>
          <table:table-cell table:formula="of:=ROUND(CORREL([.B15:.$B$58];[.$A15:.$A$58]); 5)" office:value-type="float" office:value="0.96658" calcext:value-type="float">
            <text:p>0.96658</text:p>
          </table:table-cell>
          <table:table-cell table:formula="of:=POWER([.D15];[.$K$1])" office:value-type="float" office:value="32092225" calcext:value-type="float">
            <text:p>32092225</text:p>
          </table:table-cell>
          <table:table-cell table:formula="of:=ROUND(CORREL([.B15:.$B$58];[.$I15:.$I$58]); 5)" office:value-type="float" office:value="0.96719" calcext:value-type="float">
            <text:p>0.9671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table:formula="of:=[.B16]-[.B15]" office:value-type="float" office:value="0" calcext:value-type="float">
            <text:p>0</text:p>
          </table:table-cell>
          <table:table-cell office:value-type="float" office:value="5747" calcext:value-type="float">
            <text:p>5747</text:p>
          </table:table-cell>
          <table:table-cell office:value-type="float" office:value="0" calcext:value-type="float">
            <text:p>0</text:p>
          </table:table-cell>
          <table:table-cell table:formula="of:=ROUND(CORREL([.B16:.$B$58];[.$D16:.$D$58]); 5)" office:value-type="float" office:value="0.94834" calcext:value-type="float">
            <text:p>0.94834</text:p>
          </table:table-cell>
          <table:table-cell table:formula="of:=ROUND(CORREL([.C16:.$C$58];[.E16:.$E$58]); 5)" office:value-type="float" office:value="0.44446" calcext:value-type="float">
            <text:p>0.44446</text:p>
          </table:table-cell>
          <table:table-cell table:formula="of:=ROUND(CORREL([.B16:.$B$58];[.$A16:.$A$58]); 5)" office:value-type="float" office:value="0.9672" calcext:value-type="float">
            <text:p>0.9672</text:p>
          </table:table-cell>
          <table:table-cell table:formula="of:=POWER([.D16];[.$K$1])" office:value-type="float" office:value="33028009" calcext:value-type="float">
            <text:p>33028009</text:p>
          </table:table-cell>
          <table:table-cell table:formula="of:=ROUND(CORREL([.B16:.$B$58];[.$I16:.$I$58]); 5)" office:value-type="float" office:value="0.96846" calcext:value-type="float">
            <text:p>0.9684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table:formula="of:=[.B17]-[.B16]" office:value-type="float" office:value="4" calcext:value-type="float">
            <text:p>4</text:p>
          </table:table-cell>
          <table:table-cell office:value-type="float" office:value="5840" calcext:value-type="float">
            <text:p>5840</text:p>
          </table:table-cell>
          <table:table-cell office:value-type="float" office:value="0" calcext:value-type="float">
            <text:p>0</text:p>
          </table:table-cell>
          <table:table-cell table:formula="of:=ROUND(CORREL([.B17:.$B$58];[.$D17:.$D$58]); 5)" office:value-type="float" office:value="0.95217" calcext:value-type="float">
            <text:p>0.95217</text:p>
          </table:table-cell>
          <table:table-cell table:formula="of:=ROUND(CORREL([.C17:.$C$58];[.E17:.$E$58]); 5)" office:value-type="float" office:value="0.4432" calcext:value-type="float">
            <text:p>0.4432</text:p>
          </table:table-cell>
          <table:table-cell table:formula="of:=ROUND(CORREL([.B17:.$B$58];[.$A17:.$A$58]); 5)" office:value-type="float" office:value="0.9674" calcext:value-type="float">
            <text:p>0.9674</text:p>
          </table:table-cell>
          <table:table-cell table:formula="of:=POWER([.D17];[.$K$1])" office:value-type="float" office:value="34105600" calcext:value-type="float">
            <text:p>34105600</text:p>
          </table:table-cell>
          <table:table-cell table:formula="of:=ROUND(CORREL([.B17:.$B$58];[.$I17:.$I$58]); 5)" office:value-type="float" office:value="0.97007" calcext:value-type="float">
            <text:p>0.9700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formula="of:=[.B18]-[.B17]" office:value-type="float" office:value="13" calcext:value-type="float">
            <text:p>13</text:p>
          </table:table-cell>
          <table:table-cell office:value-type="float" office:value="6489" calcext:value-type="float">
            <text:p>6489</text:p>
          </table:table-cell>
          <table:table-cell office:value-type="float" office:value="0" calcext:value-type="float">
            <text:p>0</text:p>
          </table:table-cell>
          <table:table-cell table:formula="of:=ROUND(CORREL([.B18:.$B$58];[.$D18:.$D$58]); 5)" office:value-type="float" office:value="0.95731" calcext:value-type="float">
            <text:p>0.95731</text:p>
          </table:table-cell>
          <table:table-cell table:formula="of:=ROUND(CORREL([.C18:.$C$58];[.E18:.$E$58]); 5)" office:value-type="float" office:value="0.44194" calcext:value-type="float">
            <text:p>0.44194</text:p>
          </table:table-cell>
          <table:table-cell table:formula="of:=ROUND(CORREL([.B18:.$B$58];[.$A18:.$A$58]); 5)" office:value-type="float" office:value="0.96716" calcext:value-type="float">
            <text:p>0.96716</text:p>
          </table:table-cell>
          <table:table-cell table:formula="of:=POWER([.D18];[.$K$1])" office:value-type="float" office:value="42107121" calcext:value-type="float">
            <text:p>42107121</text:p>
          </table:table-cell>
          <table:table-cell table:formula="of:=ROUND(CORREL([.B18:.$B$58];[.$I18:.$I$58]); 5)" office:value-type="float" office:value="0.97218" calcext:value-type="float">
            <text:p>0.9721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table:formula="of:=[.B19]-[.B18]" office:value-type="float" office:value="-1" calcext:value-type="float">
            <text:p>-1</text:p>
          </table:table-cell>
          <table:table-cell office:value-type="float" office:value="6565" calcext:value-type="float">
            <text:p>6565</text:p>
          </table:table-cell>
          <table:table-cell office:value-type="float" office:value="5" calcext:value-type="float">
            <text:p>5</text:p>
          </table:table-cell>
          <table:table-cell table:formula="of:=ROUND(CORREL([.B19:.$B$58];[.$D19:.$D$58]); 5)" office:value-type="float" office:value="0.95908" calcext:value-type="float">
            <text:p>0.95908</text:p>
          </table:table-cell>
          <table:table-cell table:formula="of:=ROUND(CORREL([.C19:.$C$58];[.E19:.$E$58]); 5)" office:value-type="float" office:value="0.44077" calcext:value-type="float">
            <text:p>0.44077</text:p>
          </table:table-cell>
          <table:table-cell table:formula="of:=ROUND(CORREL([.B19:.$B$58];[.$A19:.$A$58]); 5)" office:value-type="float" office:value="0.96644" calcext:value-type="float">
            <text:p>0.96644</text:p>
          </table:table-cell>
          <table:table-cell table:formula="of:=POWER([.D19];[.$K$1])" office:value-type="float" office:value="43099225" calcext:value-type="float">
            <text:p>43099225</text:p>
          </table:table-cell>
          <table:table-cell table:formula="of:=ROUND(CORREL([.B19:.$B$58];[.$I19:.$I$58]); 5)" office:value-type="float" office:value="0.97274" calcext:value-type="float">
            <text:p>0.9727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table:formula="of:=[.B20]-[.B19]" office:value-type="float" office:value="1" calcext:value-type="float">
            <text:p>1</text:p>
          </table:table-cell>
          <table:table-cell office:value-type="float" office:value="6647" calcext:value-type="float">
            <text:p>6647</text:p>
          </table:table-cell>
          <table:table-cell office:value-type="float" office:value="0" calcext:value-type="float">
            <text:p>0</text:p>
          </table:table-cell>
          <table:table-cell table:formula="of:=ROUND(CORREL([.B20:.$B$58];[.$D20:.$D$58]); 5)" office:value-type="float" office:value="0.96151" calcext:value-type="float">
            <text:p>0.96151</text:p>
          </table:table-cell>
          <table:table-cell table:formula="of:=ROUND(CORREL([.C20:.$C$58];[.E20:.$E$58]); 5)" office:value-type="float" office:value="0.44022" calcext:value-type="float">
            <text:p>0.44022</text:p>
          </table:table-cell>
          <table:table-cell table:formula="of:=ROUND(CORREL([.B20:.$B$58];[.$A20:.$A$58]); 5)" office:value-type="float" office:value="0.96517" calcext:value-type="float">
            <text:p>0.96517</text:p>
          </table:table-cell>
          <table:table-cell table:formula="of:=POWER([.D20];[.$K$1])" office:value-type="float" office:value="44182609" calcext:value-type="float">
            <text:p>44182609</text:p>
          </table:table-cell>
          <table:table-cell table:formula="of:=ROUND(CORREL([.B20:.$B$58];[.$I20:.$I$58]); 5)" office:value-type="float" office:value="0.9735" calcext:value-type="float">
            <text:p>0.97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table:formula="of:=[.B21]-[.B20]" office:value-type="float" office:value="4" calcext:value-type="float">
            <text:p>4</text:p>
          </table:table-cell>
          <table:table-cell office:value-type="float" office:value="6740" calcext:value-type="float">
            <text:p>6740</text:p>
          </table:table-cell>
          <table:table-cell office:value-type="float" office:value="0" calcext:value-type="float">
            <text:p>0</text:p>
          </table:table-cell>
          <table:table-cell table:formula="of:=ROUND(CORREL([.B21:.$B$58];[.$D21:.$D$58]); 5)" office:value-type="float" office:value="0.96499" calcext:value-type="float">
            <text:p>0.96499</text:p>
          </table:table-cell>
          <table:table-cell table:formula="of:=ROUND(CORREL([.C21:.$C$58];[.E21:.$E$58]); 5)" office:value-type="float" office:value="0.43867" calcext:value-type="float">
            <text:p>0.43867</text:p>
          </table:table-cell>
          <table:table-cell table:formula="of:=ROUND(CORREL([.B21:.$B$58];[.$A21:.$A$58]); 5)" office:value-type="float" office:value="0.96328" calcext:value-type="float">
            <text:p>0.96328</text:p>
          </table:table-cell>
          <table:table-cell table:formula="of:=POWER([.D21];[.$K$1])" office:value-type="float" office:value="45427600" calcext:value-type="float">
            <text:p>45427600</text:p>
          </table:table-cell>
          <table:table-cell table:formula="of:=ROUND(CORREL([.B21:.$B$58];[.$I21:.$I$58]); 5)" office:value-type="float" office:value="0.97458" calcext:value-type="float">
            <text:p>0.9745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8" calcext:value-type="float">
            <text:p>98</text:p>
          </table:table-cell>
          <table:table-cell table:formula="of:=[.B22]-[.B21]" office:value-type="float" office:value="14" calcext:value-type="float">
            <text:p>14</text:p>
          </table:table-cell>
          <table:table-cell office:value-type="float" office:value="7389" calcext:value-type="float">
            <text:p>7389</text:p>
          </table:table-cell>
          <table:table-cell office:value-type="float" office:value="0" calcext:value-type="float">
            <text:p>0</text:p>
          </table:table-cell>
          <table:table-cell table:formula="of:=ROUND(CORREL([.B22:.$B$58];[.$D22:.$D$58]); 5)" office:value-type="float" office:value="0.97014" calcext:value-type="float">
            <text:p>0.97014</text:p>
          </table:table-cell>
          <table:table-cell table:formula="of:=ROUND(CORREL([.C22:.$C$58];[.E22:.$E$58]); 5)" office:value-type="float" office:value="0.43709" calcext:value-type="float">
            <text:p>0.43709</text:p>
          </table:table-cell>
          <table:table-cell table:formula="of:=ROUND(CORREL([.B22:.$B$58];[.$A22:.$A$58]); 5)" office:value-type="float" office:value="0.96076" calcext:value-type="float">
            <text:p>0.96076</text:p>
          </table:table-cell>
          <table:table-cell table:formula="of:=POWER([.D22];[.$K$1])" office:value-type="float" office:value="54597321" calcext:value-type="float">
            <text:p>54597321</text:p>
          </table:table-cell>
          <table:table-cell table:formula="of:=ROUND(CORREL([.B22:.$B$58];[.$I22:.$I$58]); 5)" office:value-type="float" office:value="0.97616" calcext:value-type="float">
            <text:p>0.9761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[.B23]-[.B22]" office:value-type="float" office:value="1" calcext:value-type="float">
            <text:p>1</text:p>
          </table:table-cell>
          <table:table-cell office:value-type="float" office:value="7471" calcext:value-type="float">
            <text:p>7471</text:p>
          </table:table-cell>
          <table:table-cell office:value-type="float" office:value="0" calcext:value-type="float">
            <text:p>0</text:p>
          </table:table-cell>
          <table:table-cell table:formula="of:=ROUND(CORREL([.B23:.$B$58];[.$D23:.$D$58]); 5)" office:value-type="float" office:value="0.97102" calcext:value-type="float">
            <text:p>0.97102</text:p>
          </table:table-cell>
          <table:table-cell table:formula="of:=ROUND(CORREL([.C23:.$C$58];[.E23:.$E$58]); 5)" office:value-type="float" office:value="0.43561" calcext:value-type="float">
            <text:p>0.43561</text:p>
          </table:table-cell>
          <table:table-cell table:formula="of:=ROUND(CORREL([.B23:.$B$58];[.$A23:.$A$58]); 5)" office:value-type="float" office:value="0.9576" calcext:value-type="float">
            <text:p>0.9576</text:p>
          </table:table-cell>
          <table:table-cell table:formula="of:=POWER([.D23];[.$K$1])" office:value-type="float" office:value="55815841" calcext:value-type="float">
            <text:p>55815841</text:p>
          </table:table-cell>
          <table:table-cell table:formula="of:=ROUND(CORREL([.B23:.$B$58];[.$I23:.$I$58]); 5)" office:value-type="float" office:value="0.97554" calcext:value-type="float">
            <text:p>0.9755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1" calcext:value-type="float">
            <text:p>101</text:p>
          </table:table-cell>
          <table:table-cell table:formula="of:=[.B24]-[.B23]" office:value-type="float" office:value="2" calcext:value-type="float">
            <text:p>2</text:p>
          </table:table-cell>
          <table:table-cell office:value-type="float" office:value="7564" calcext:value-type="float">
            <text:p>7564</text:p>
          </table:table-cell>
          <table:table-cell office:value-type="float" office:value="0" calcext:value-type="float">
            <text:p>0</text:p>
          </table:table-cell>
          <table:table-cell table:formula="of:=ROUND(CORREL([.B24:.$B$58];[.$D24:.$D$58]); 5)" office:value-type="float" office:value="0.97242" calcext:value-type="float">
            <text:p>0.97242</text:p>
          </table:table-cell>
          <table:table-cell table:formula="of:=ROUND(CORREL([.C24:.$C$58];[.E24:.$E$58]); 5)" office:value-type="float" office:value="0.43376" calcext:value-type="float">
            <text:p>0.43376</text:p>
          </table:table-cell>
          <table:table-cell table:formula="of:=ROUND(CORREL([.B24:.$B$58];[.$A24:.$A$58]); 5)" office:value-type="float" office:value="0.95381" calcext:value-type="float">
            <text:p>0.95381</text:p>
          </table:table-cell>
          <table:table-cell table:formula="of:=POWER([.D24];[.$K$1])" office:value-type="float" office:value="57214096" calcext:value-type="float">
            <text:p>57214096</text:p>
          </table:table-cell>
          <table:table-cell table:formula="of:=ROUND(CORREL([.B24:.$B$58];[.$I24:.$I$58]); 5)" office:value-type="float" office:value="0.97476" calcext:value-type="float">
            <text:p>0.9747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18" calcext:value-type="float">
            <text:p>218</text:p>
          </table:table-cell>
          <table:table-cell table:formula="of:=[.B25]-[.B24]" office:value-type="float" office:value="117" calcext:value-type="float">
            <text:p>117</text:p>
          </table:table-cell>
          <table:table-cell office:value-type="float" office:value="8377" calcext:value-type="float">
            <text:p>8377</text:p>
          </table:table-cell>
          <table:table-cell office:value-type="float" office:value="55" calcext:value-type="float">
            <text:p>55</text:p>
          </table:table-cell>
          <table:table-cell table:formula="of:=ROUND(CORREL([.B25:.$B$58];[.$D25:.$D$58]); 5)" office:value-type="float" office:value="0.97477" calcext:value-type="float">
            <text:p>0.97477</text:p>
          </table:table-cell>
          <table:table-cell table:formula="of:=ROUND(CORREL([.C25:.$C$58];[.E25:.$E$58]); 5)" office:value-type="float" office:value="0.43181" calcext:value-type="float">
            <text:p>0.43181</text:p>
          </table:table-cell>
          <table:table-cell table:formula="of:=ROUND(CORREL([.B25:.$B$58];[.$A25:.$A$58]); 5)" office:value-type="float" office:value="0.94953" calcext:value-type="float">
            <text:p>0.94953</text:p>
          </table:table-cell>
          <table:table-cell table:formula="of:=POWER([.D25];[.$K$1])" office:value-type="float" office:value="70174129" calcext:value-type="float">
            <text:p>70174129</text:p>
          </table:table-cell>
          <table:table-cell table:formula="of:=ROUND(CORREL([.B25:.$B$58];[.$I25:.$I$58]); 5)" office:value-type="float" office:value="0.97378" calcext:value-type="float">
            <text:p>0.9737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63" calcext:value-type="float">
            <text:p>1263</text:p>
          </table:table-cell>
          <table:table-cell table:formula="of:=[.B26]-[.B25]" office:value-type="float" office:value="1045" calcext:value-type="float">
            <text:p>1045</text:p>
          </table:table-cell>
          <table:table-cell office:value-type="float" office:value="8625" calcext:value-type="float">
            <text:p>8625</text:p>
          </table:table-cell>
          <table:table-cell office:value-type="float" office:value="16" calcext:value-type="float">
            <text:p>16</text:p>
          </table:table-cell>
          <table:table-cell table:formula="of:=ROUND(CORREL([.B26:.$B$58];[.$D26:.$D$58]); 5)" office:value-type="float" office:value="0.97204" calcext:value-type="float">
            <text:p>0.97204</text:p>
          </table:table-cell>
          <table:table-cell table:formula="of:=ROUND(CORREL([.C26:.$C$58];[.E26:.$E$58]); 5)" office:value-type="float" office:value="0.61604" calcext:value-type="float">
            <text:p>0.61604</text:p>
          </table:table-cell>
          <table:table-cell table:formula="of:=ROUND(CORREL([.B26:.$B$58];[.$A26:.$A$58]); 5)" office:value-type="float" office:value="0.94485" calcext:value-type="float">
            <text:p>0.94485</text:p>
          </table:table-cell>
          <table:table-cell table:formula="of:=POWER([.D26];[.$K$1])" office:value-type="float" office:value="74390625" calcext:value-type="float">
            <text:p>74390625</text:p>
          </table:table-cell>
          <table:table-cell table:formula="of:=ROUND(CORREL([.B26:.$B$58];[.$I26:.$I$58]); 5)" office:value-type="float" office:value="0.9706" calcext:value-type="float">
            <text:p>0.970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35" calcext:value-type="float">
            <text:p>935</text:p>
          </table:table-cell>
          <table:table-cell table:formula="of:=[.B27]-[.B26]" office:value-type="float" office:value="-328" calcext:value-type="float">
            <text:p>-328</text:p>
          </table:table-cell>
          <table:table-cell office:value-type="float" office:value="8768" calcext:value-type="float">
            <text:p>8768</text:p>
          </table:table-cell>
          <table:table-cell office:value-type="float" office:value="8" calcext:value-type="float">
            <text:p>8</text:p>
          </table:table-cell>
          <table:table-cell table:formula="of:=ROUND(CORREL([.B27:.$B$58];[.$D27:.$D$58]); 5)" office:value-type="float" office:value="0.97399" calcext:value-type="float">
            <text:p>0.97399</text:p>
          </table:table-cell>
          <table:table-cell table:formula="of:=ROUND(CORREL([.C27:.$C$58];[.E27:.$E$58]); 5)" office:value-type="float" office:value="0.60102" calcext:value-type="float">
            <text:p>0.60102</text:p>
          </table:table-cell>
          <table:table-cell table:formula="of:=ROUND(CORREL([.B27:.$B$58];[.$A27:.$A$58]); 5)" office:value-type="float" office:value="0.94049" calcext:value-type="float">
            <text:p>0.94049</text:p>
          </table:table-cell>
          <table:table-cell table:formula="of:=POWER([.D27];[.$K$1])" office:value-type="float" office:value="76877824" calcext:value-type="float">
            <text:p>76877824</text:p>
          </table:table-cell>
          <table:table-cell table:formula="of:=ROUND(CORREL([.B27:.$B$58];[.$I27:.$I$58]); 5)" office:value-type="float" office:value="0.97044" calcext:value-type="float">
            <text:p>0.9704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55" calcext:value-type="float">
            <text:p>955</text:p>
          </table:table-cell>
          <table:table-cell table:formula="of:=[.B28]-[.B27]" office:value-type="float" office:value="20" calcext:value-type="float">
            <text:p>20</text:p>
          </table:table-cell>
          <table:table-cell office:value-type="float" office:value="9185" calcext:value-type="float">
            <text:p>9185</text:p>
          </table:table-cell>
          <table:table-cell office:value-type="float" office:value="29" calcext:value-type="float">
            <text:p>29</text:p>
          </table:table-cell>
          <table:table-cell table:formula="of:=ROUND(CORREL([.B28:.$B$58];[.$D28:.$D$58]); 5)" office:value-type="float" office:value="0.97275" calcext:value-type="float">
            <text:p>0.97275</text:p>
          </table:table-cell>
          <table:table-cell table:formula="of:=ROUND(CORREL([.C28:.$C$58];[.E28:.$E$58]); 5)" office:value-type="float" office:value="0.61045" calcext:value-type="float">
            <text:p>0.61045</text:p>
          </table:table-cell>
          <table:table-cell table:formula="of:=ROUND(CORREL([.B28:.$B$58];[.$A28:.$A$58]); 5)" office:value-type="float" office:value="0.93433" calcext:value-type="float">
            <text:p>0.93433</text:p>
          </table:table-cell>
          <table:table-cell table:formula="of:=POWER([.D28];[.$K$1])" office:value-type="float" office:value="84364225" calcext:value-type="float">
            <text:p>84364225</text:p>
          </table:table-cell>
          <table:table-cell table:formula="of:=ROUND(CORREL([.B28:.$B$58];[.$I28:.$I$58]); 5)" office:value-type="float" office:value="0.96756" calcext:value-type="float">
            <text:p>0.9675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42" calcext:value-type="float">
            <text:p>842</text:p>
          </table:table-cell>
          <table:table-cell table:formula="of:=[.B29]-[.B28]" office:value-type="float" office:value="-113" calcext:value-type="float">
            <text:p>-113</text:p>
          </table:table-cell>
          <table:table-cell office:value-type="float" office:value="9292" calcext:value-type="float">
            <text:p>9292</text:p>
          </table:table-cell>
          <table:table-cell office:value-type="float" office:value="8" calcext:value-type="float">
            <text:p>8</text:p>
          </table:table-cell>
          <table:table-cell table:formula="of:=ROUND(CORREL([.B29:.$B$58];[.$D29:.$D$58]); 5)" office:value-type="float" office:value="0.96906" calcext:value-type="float">
            <text:p>0.96906</text:p>
          </table:table-cell>
          <table:table-cell table:formula="of:=ROUND(CORREL([.C29:.$C$58];[.E29:.$E$58]); 5)" office:value-type="float" office:value="0.71621" calcext:value-type="float">
            <text:p>0.71621</text:p>
          </table:table-cell>
          <table:table-cell table:formula="of:=ROUND(CORREL([.B29:.$B$58];[.$A29:.$A$58]); 5)" office:value-type="float" office:value="0.92741" calcext:value-type="float">
            <text:p>0.92741</text:p>
          </table:table-cell>
          <table:table-cell table:formula="of:=POWER([.D29];[.$K$1])" office:value-type="float" office:value="86341264" calcext:value-type="float">
            <text:p>86341264</text:p>
          </table:table-cell>
          <table:table-cell table:formula="of:=ROUND(CORREL([.B29:.$B$58];[.$I29:.$I$58]); 5)" office:value-type="float" office:value="0.96334" calcext:value-type="float">
            <text:p>0.963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4" calcext:value-type="float">
            <text:p>964</text:p>
          </table:table-cell>
          <table:table-cell table:formula="of:=[.B30]-[.B29]" office:value-type="float" office:value="122" calcext:value-type="float">
            <text:p>122</text:p>
          </table:table-cell>
          <table:table-cell office:value-type="float" office:value="9374" calcext:value-type="float">
            <text:p>9374</text:p>
          </table:table-cell>
          <table:table-cell office:value-type="float" office:value="4" calcext:value-type="float">
            <text:p>4</text:p>
          </table:table-cell>
          <table:table-cell table:formula="of:=ROUND(CORREL([.B30:.$B$58];[.$D30:.$D$58]); 5)" office:value-type="float" office:value="0.96398" calcext:value-type="float">
            <text:p>0.96398</text:p>
          </table:table-cell>
          <table:table-cell table:formula="of:=ROUND(CORREL([.C30:.$C$58];[.E30:.$E$58]); 5)" office:value-type="float" office:value="0.72436" calcext:value-type="float">
            <text:p>0.72436</text:p>
          </table:table-cell>
          <table:table-cell table:formula="of:=ROUND(CORREL([.B30:.$B$58];[.$A30:.$A$58]); 5)" office:value-type="float" office:value="0.92102" calcext:value-type="float">
            <text:p>0.92102</text:p>
          </table:table-cell>
          <table:table-cell table:formula="of:=POWER([.D30];[.$K$1])" office:value-type="float" office:value="87871876" calcext:value-type="float">
            <text:p>87871876</text:p>
          </table:table-cell>
          <table:table-cell table:formula="of:=ROUND(CORREL([.B30:.$B$58];[.$I30:.$I$58]); 5)" office:value-type="float" office:value="0.95821" calcext:value-type="float">
            <text:p>0.9582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02" calcext:value-type="float">
            <text:p>1902</text:p>
          </table:table-cell>
          <table:table-cell table:formula="of:=[.B31]-[.B30]" office:value-type="float" office:value="938" calcext:value-type="float">
            <text:p>938</text:p>
          </table:table-cell>
          <table:table-cell office:value-type="float" office:value="9574" calcext:value-type="float">
            <text:p>9574</text:p>
          </table:table-cell>
          <table:table-cell office:value-type="float" office:value="15" calcext:value-type="float">
            <text:p>15</text:p>
          </table:table-cell>
          <table:table-cell table:formula="of:=ROUND(CORREL([.B31:.$B$58];[.$D31:.$D$58]); 5)" office:value-type="float" office:value="0.95697" calcext:value-type="float">
            <text:p>0.95697</text:p>
          </table:table-cell>
          <table:table-cell table:formula="of:=ROUND(CORREL([.C31:.$C$58];[.E31:.$E$58]); 5)" office:value-type="float" office:value="0.7242" calcext:value-type="float">
            <text:p>0.7242</text:p>
          </table:table-cell>
          <table:table-cell table:formula="of:=ROUND(CORREL([.B31:.$B$58];[.$A31:.$A$58]); 5)" office:value-type="float" office:value="0.91588" calcext:value-type="float">
            <text:p>0.91588</text:p>
          </table:table-cell>
          <table:table-cell table:formula="of:=POWER([.D31];[.$K$1])" office:value-type="float" office:value="91661476" calcext:value-type="float">
            <text:p>91661476</text:p>
          </table:table-cell>
          <table:table-cell table:formula="of:=ROUND(CORREL([.B31:.$B$58];[.$I31:.$I$58]); 5)" office:value-type="float" office:value="0.95146" calcext:value-type="float">
            <text:p>0.9514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53" calcext:value-type="float">
            <text:p>1353</text:p>
          </table:table-cell>
          <table:table-cell table:formula="of:=[.B32]-[.B31]" office:value-type="float" office:value="-549" calcext:value-type="float">
            <text:p>-549</text:p>
          </table:table-cell>
          <table:table-cell office:value-type="float" office:value="9719" calcext:value-type="float">
            <text:p>9719</text:p>
          </table:table-cell>
          <table:table-cell office:value-type="float" office:value="6" calcext:value-type="float">
            <text:p>6</text:p>
          </table:table-cell>
          <table:table-cell table:formula="of:=ROUND(CORREL([.B32:.$B$58];[.$D32:.$D$58]); 5)" office:value-type="float" office:value="0.95" calcext:value-type="float">
            <text:p>0.95</text:p>
          </table:table-cell>
          <table:table-cell table:formula="of:=ROUND(CORREL([.C32:.$C$58];[.E32:.$E$58]); 5)" office:value-type="float" office:value="0.71396" calcext:value-type="float">
            <text:p>0.71396</text:p>
          </table:table-cell>
          <table:table-cell table:formula="of:=ROUND(CORREL([.B32:.$B$58];[.$A32:.$A$58]); 5)" office:value-type="float" office:value="0.90603" calcext:value-type="float">
            <text:p>0.90603</text:p>
          </table:table-cell>
          <table:table-cell table:formula="of:=POWER([.D32];[.$K$1])" office:value-type="float" office:value="94458961" calcext:value-type="float">
            <text:p>94458961</text:p>
          </table:table-cell>
          <table:table-cell table:formula="of:=ROUND(CORREL([.B32:.$B$58];[.$I32:.$I$58]); 5)" office:value-type="float" office:value="0.94324" calcext:value-type="float">
            <text:p>0.94324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18" calcext:value-type="float">
            <text:p>1518</text:p>
          </table:table-cell>
          <table:table-cell table:formula="of:=[.B33]-[.B32]" office:value-type="float" office:value="165" calcext:value-type="float">
            <text:p>165</text:p>
          </table:table-cell>
          <table:table-cell office:value-type="float" office:value="9910" calcext:value-type="float">
            <text:p>9910</text:p>
          </table:table-cell>
          <table:table-cell office:value-type="float" office:value="10" calcext:value-type="float">
            <text:p>10</text:p>
          </table:table-cell>
          <table:table-cell table:formula="of:=ROUND(CORREL([.B33:.$B$58];[.$D33:.$D$58]); 5)" office:value-type="float" office:value="0.9383" calcext:value-type="float">
            <text:p>0.9383</text:p>
          </table:table-cell>
          <table:table-cell table:formula="of:=ROUND(CORREL([.C33:.$C$58];[.E33:.$E$58]); 5)" office:value-type="float" office:value="0.73083" calcext:value-type="float">
            <text:p>0.73083</text:p>
          </table:table-cell>
          <table:table-cell table:formula="of:=ROUND(CORREL([.B33:.$B$58];[.$A33:.$A$58]); 5)" office:value-type="float" office:value="0.90517" calcext:value-type="float">
            <text:p>0.90517</text:p>
          </table:table-cell>
          <table:table-cell table:formula="of:=POWER([.D33];[.$K$1])" office:value-type="float" office:value="98208100" calcext:value-type="float">
            <text:p>98208100</text:p>
          </table:table-cell>
          <table:table-cell table:formula="of:=ROUND(CORREL([.B33:.$B$58];[.$I33:.$I$58]); 5)" office:value-type="float" office:value="0.93271" calcext:value-type="float">
            <text:p>0.932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735" calcext:value-type="float">
            <text:p>4735</text:p>
          </table:table-cell>
          <table:table-cell table:formula="of:=[.B34]-[.B33]" office:value-type="float" office:value="3217" calcext:value-type="float">
            <text:p>3217</text:p>
          </table:table-cell>
          <table:table-cell office:value-type="float" office:value="10632" calcext:value-type="float">
            <text:p>10632</text:p>
          </table:table-cell>
          <table:table-cell office:value-type="float" office:value="44" calcext:value-type="float">
            <text:p>44</text:p>
          </table:table-cell>
          <table:table-cell table:formula="of:=ROUND(CORREL([.B34:.$B$58];[.$D34:.$D$58]); 5)" office:value-type="float" office:value="0.92527" calcext:value-type="float">
            <text:p>0.92527</text:p>
          </table:table-cell>
          <table:table-cell table:formula="of:=ROUND(CORREL([.C34:.$C$58];[.E34:.$E$58]); 5)" office:value-type="float" office:value="0.73815" calcext:value-type="float">
            <text:p>0.73815</text:p>
          </table:table-cell>
          <table:table-cell table:formula="of:=ROUND(CORREL([.B34:.$B$58];[.$A34:.$A$58]); 5)" office:value-type="float" office:value="0.9198" calcext:value-type="float">
            <text:p>0.9198</text:p>
          </table:table-cell>
          <table:table-cell table:formula="of:=POWER([.D34];[.$K$1])" office:value-type="float" office:value="113039424" calcext:value-type="float">
            <text:p>113039424</text:p>
          </table:table-cell>
          <table:table-cell table:formula="of:=ROUND(CORREL([.B34:.$B$58];[.$I34:.$I$58]); 5)" office:value-type="float" office:value="0.92351" calcext:value-type="float">
            <text:p>0.9235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61" calcext:value-type="float">
            <text:p>3361</text:p>
          </table:table-cell>
          <table:table-cell table:formula="of:=[.B35]-[.B34]" office:value-type="float" office:value="-1374" calcext:value-type="float">
            <text:p>-1374</text:p>
          </table:table-cell>
          <table:table-cell office:value-type="float" office:value="10712" calcext:value-type="float">
            <text:p>10712</text:p>
          </table:table-cell>
          <table:table-cell office:value-type="float" office:value="4" calcext:value-type="float">
            <text:p>4</text:p>
          </table:table-cell>
          <table:table-cell table:formula="of:=ROUND(CORREL([.B35:.$B$58];[.$D35:.$D$58]); 5)" office:value-type="float" office:value="0.94148" calcext:value-type="float">
            <text:p>0.94148</text:p>
          </table:table-cell>
          <table:table-cell table:formula="of:=ROUND(CORREL([.C35:.$C$58];[.E35:.$E$58]); 5)" office:value-type="float" office:value="0.11017" calcext:value-type="float">
            <text:p>0.11017</text:p>
          </table:table-cell>
          <table:table-cell table:formula="of:=ROUND(CORREL([.B35:.$B$58];[.$A35:.$A$58]); 5)" office:value-type="float" office:value="0.93583" calcext:value-type="float">
            <text:p>0.93583</text:p>
          </table:table-cell>
          <table:table-cell table:formula="of:=POWER([.D35];[.$K$1])" office:value-type="float" office:value="114746944" calcext:value-type="float">
            <text:p>114746944</text:p>
          </table:table-cell>
          <table:table-cell table:formula="of:=ROUND(CORREL([.B35:.$B$58];[.$I35:.$I$58]); 5)" office:value-type="float" office:value="0.93769" calcext:value-type="float">
            <text:p>0.9376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94" calcext:value-type="float">
            <text:p>3394</text:p>
          </table:table-cell>
          <table:table-cell table:formula="of:=[.B36]-[.B35]" office:value-type="float" office:value="33" calcext:value-type="float">
            <text:p>33</text:p>
          </table:table-cell>
          <table:table-cell office:value-type="float" office:value="10813" calcext:value-type="float">
            <text:p>10813</text:p>
          </table:table-cell>
          <table:table-cell office:value-type="float" office:value="6" calcext:value-type="float">
            <text:p>6</text:p>
          </table:table-cell>
          <table:table-cell table:formula="of:=ROUND(CORREL([.B36:.$B$58];[.$D36:.$D$58]); 5)" office:value-type="float" office:value="0.93318" calcext:value-type="float">
            <text:p>0.93318</text:p>
          </table:table-cell>
          <table:table-cell table:formula="of:=ROUND(CORREL([.C36:.$C$58];[.E36:.$E$58]); 5)" office:value-type="float" office:value="0.18605" calcext:value-type="float">
            <text:p>0.18605</text:p>
          </table:table-cell>
          <table:table-cell table:formula="of:=ROUND(CORREL([.B36:.$B$58];[.$A36:.$A$58]); 5)" office:value-type="float" office:value="0.92706" calcext:value-type="float">
            <text:p>0.92706</text:p>
          </table:table-cell>
          <table:table-cell table:formula="of:=POWER([.D36];[.$K$1])" office:value-type="float" office:value="116920969" calcext:value-type="float">
            <text:p>116920969</text:p>
          </table:table-cell>
          <table:table-cell table:formula="of:=ROUND(CORREL([.B36:.$B$58];[.$I36:.$I$58]); 5)" office:value-type="float" office:value="0.92964" calcext:value-type="float">
            <text:p>0.9296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42" calcext:value-type="float">
            <text:p>3742</text:p>
          </table:table-cell>
          <table:table-cell table:formula="of:=[.B37]-[.B36]" office:value-type="float" office:value="348" calcext:value-type="float">
            <text:p>348</text:p>
          </table:table-cell>
          <table:table-cell office:value-type="float" office:value="10880" calcext:value-type="float">
            <text:p>10880</text:p>
          </table:table-cell>
          <table:table-cell office:value-type="float" office:value="3" calcext:value-type="float">
            <text:p>3</text:p>
          </table:table-cell>
          <table:table-cell table:formula="of:=ROUND(CORREL([.B37:.$B$58];[.$D37:.$D$58]); 5)" office:value-type="float" office:value="0.92475" calcext:value-type="float">
            <text:p>0.92475</text:p>
          </table:table-cell>
          <table:table-cell table:formula="of:=ROUND(CORREL([.C37:.$C$58];[.E37:.$E$58]); 5)" office:value-type="float" office:value="0.20849" calcext:value-type="float">
            <text:p>0.20849</text:p>
          </table:table-cell>
          <table:table-cell table:formula="of:=ROUND(CORREL([.B37:.$B$58];[.$A37:.$A$58]); 5)" office:value-type="float" office:value="0.91844" calcext:value-type="float">
            <text:p>0.91844</text:p>
          </table:table-cell>
          <table:table-cell table:formula="of:=POWER([.D37];[.$K$1])" office:value-type="float" office:value="118374400" calcext:value-type="float">
            <text:p>118374400</text:p>
          </table:table-cell>
          <table:table-cell table:formula="of:=ROUND(CORREL([.B37:.$B$58];[.$I37:.$I$58]); 5)" office:value-type="float" office:value="0.92189" calcext:value-type="float">
            <text:p>0.92189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6" calcext:value-type="float">
            <text:p>4256</text:p>
          </table:table-cell>
          <table:table-cell table:formula="of:=[.B38]-[.B37]" office:value-type="float" office:value="514" calcext:value-type="float">
            <text:p>514</text:p>
          </table:table-cell>
          <table:table-cell office:value-type="float" office:value="10957" calcext:value-type="float">
            <text:p>10957</text:p>
          </table:table-cell>
          <table:table-cell office:value-type="float" office:value="3" calcext:value-type="float">
            <text:p>3</text:p>
          </table:table-cell>
          <table:table-cell table:formula="of:=ROUND(CORREL([.B38:.$B$58];[.$D38:.$D$58]); 5)" office:value-type="float" office:value="0.91179" calcext:value-type="float">
            <text:p>0.91179</text:p>
          </table:table-cell>
          <table:table-cell table:formula="of:=ROUND(CORREL([.C38:.$C$58];[.E38:.$E$58]); 5)" office:value-type="float" office:value="0.20853" calcext:value-type="float">
            <text:p>0.20853</text:p>
          </table:table-cell>
          <table:table-cell table:formula="of:=ROUND(CORREL([.B38:.$B$58];[.$A38:.$A$58]); 5)" office:value-type="float" office:value="0.90692" calcext:value-type="float">
            <text:p>0.90692</text:p>
          </table:table-cell>
          <table:table-cell table:formula="of:=POWER([.D38];[.$K$1])" office:value-type="float" office:value="120055849" calcext:value-type="float">
            <text:p>120055849</text:p>
          </table:table-cell>
          <table:table-cell table:formula="of:=ROUND(CORREL([.B38:.$B$58];[.$I38:.$I$58]); 5)" office:value-type="float" office:value="0.90957" calcext:value-type="float">
            <text:p>0.909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87" calcext:value-type="float">
            <text:p>4087</text:p>
          </table:table-cell>
          <table:table-cell table:formula="of:=[.B39]-[.B38]" office:value-type="float" office:value="-169" calcext:value-type="float">
            <text:p>-169</text:p>
          </table:table-cell>
          <table:table-cell office:value-type="float" office:value="11048" calcext:value-type="float">
            <text:p>11048</text:p>
          </table:table-cell>
          <table:table-cell office:value-type="float" office:value="5" calcext:value-type="float">
            <text:p>5</text:p>
          </table:table-cell>
          <table:table-cell table:formula="of:=ROUND(CORREL([.B39:.$B$58];[.$D39:.$D$58]); 5)" office:value-type="float" office:value="0.89546" calcext:value-type="float">
            <text:p>0.89546</text:p>
          </table:table-cell>
          <table:table-cell table:formula="of:=ROUND(CORREL([.C39:.$C$58];[.E39:.$E$58]); 5)" office:value-type="float" office:value="0.2099" calcext:value-type="float">
            <text:p>0.2099</text:p>
          </table:table-cell>
          <table:table-cell table:formula="of:=ROUND(CORREL([.B39:.$B$58];[.$A39:.$A$58]); 5)" office:value-type="float" office:value="0.89154" calcext:value-type="float">
            <text:p>0.89154</text:p>
          </table:table-cell>
          <table:table-cell table:formula="of:=POWER([.D39];[.$K$1])" office:value-type="float" office:value="122058304" calcext:value-type="float">
            <text:p>122058304</text:p>
          </table:table-cell>
          <table:table-cell table:formula="of:=ROUND(CORREL([.B39:.$B$58];[.$I39:.$I$58]); 5)" office:value-type="float" office:value="0.89319" calcext:value-type="float">
            <text:p>0.89319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92" calcext:value-type="float">
            <text:p>4592</text:p>
          </table:table-cell>
          <table:table-cell table:formula="of:=[.B40]-[.B39]" office:value-type="float" office:value="505" calcext:value-type="float">
            <text:p>505</text:p>
          </table:table-cell>
          <table:table-cell office:value-type="float" office:value="11208" calcext:value-type="float">
            <text:p>11208</text:p>
          </table:table-cell>
          <table:table-cell office:value-type="float" office:value="2" calcext:value-type="float">
            <text:p>2</text:p>
          </table:table-cell>
          <table:table-cell table:formula="of:=ROUND(CORREL([.B40:.$B$58];[.$D40:.$D$58]); 5)" office:value-type="float" office:value="0.87035" calcext:value-type="float">
            <text:p>0.87035</text:p>
          </table:table-cell>
          <table:table-cell table:formula="of:=ROUND(CORREL([.C40:.$C$58];[.E40:.$E$58]); 5)" office:value-type="float" office:value="0.24422" calcext:value-type="float">
            <text:p>0.24422</text:p>
          </table:table-cell>
          <table:table-cell table:formula="of:=ROUND(CORREL([.B40:.$B$58];[.$A40:.$A$58]); 5)" office:value-type="float" office:value="0.87501" calcext:value-type="float">
            <text:p>0.87501</text:p>
          </table:table-cell>
          <table:table-cell table:formula="of:=POWER([.D40];[.$K$1])" office:value-type="float" office:value="125619264" calcext:value-type="float">
            <text:p>125619264</text:p>
          </table:table-cell>
          <table:table-cell table:formula="of:=ROUND(CORREL([.B40:.$B$58];[.$I40:.$I$58]); 5)" office:value-type="float" office:value="0.8693" calcext:value-type="float">
            <text:p>0.869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94" calcext:value-type="float">
            <text:p>4494</text:p>
          </table:table-cell>
          <table:table-cell table:formula="of:=[.B41]-[.B40]" office:value-type="float" office:value="-98" calcext:value-type="float">
            <text:p>-98</text:p>
          </table:table-cell>
          <table:table-cell office:value-type="float" office:value="11349" calcext:value-type="float">
            <text:p>11349</text:p>
          </table:table-cell>
          <table:table-cell office:value-type="float" office:value="5" calcext:value-type="float">
            <text:p>5</text:p>
          </table:table-cell>
          <table:table-cell table:formula="of:=ROUND(CORREL([.B41:.$B$58];[.$D41:.$D$58]); 5)" office:value-type="float" office:value="0.84039" calcext:value-type="float">
            <text:p>0.84039</text:p>
          </table:table-cell>
          <table:table-cell table:formula="of:=ROUND(CORREL([.C41:.$C$58];[.E41:.$E$58]); 5)" office:value-type="float" office:value="0.26042" calcext:value-type="float">
            <text:p>0.26042</text:p>
          </table:table-cell>
          <table:table-cell table:formula="of:=ROUND(CORREL([.B41:.$B$58];[.$A41:.$A$58]); 5)" office:value-type="float" office:value="0.85105" calcext:value-type="float">
            <text:p>0.85105</text:p>
          </table:table-cell>
          <table:table-cell table:formula="of:=POWER([.D41];[.$K$1])" office:value-type="float" office:value="128799801" calcext:value-type="float">
            <text:p>128799801</text:p>
          </table:table-cell>
          <table:table-cell table:formula="of:=ROUND(CORREL([.B41:.$B$58];[.$I41:.$I$58]); 5)" office:value-type="float" office:value="0.84012" calcext:value-type="float">
            <text:p>0.84012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3" calcext:value-type="float">
            <text:p>4743</text:p>
          </table:table-cell>
          <table:table-cell table:formula="of:=[.B42]-[.B41]" office:value-type="float" office:value="249" calcext:value-type="float">
            <text:p>249</text:p>
          </table:table-cell>
          <table:table-cell office:value-type="float" office:value="11525" calcext:value-type="float">
            <text:p>11525</text:p>
          </table:table-cell>
          <table:table-cell office:value-type="float" office:value="7" calcext:value-type="float">
            <text:p>7</text:p>
          </table:table-cell>
          <table:table-cell table:formula="of:=ROUND(CORREL([.B42:.$B$58];[.$D42:.$D$58]); 5)" office:value-type="float" office:value="0.80059" calcext:value-type="float">
            <text:p>0.80059</text:p>
          </table:table-cell>
          <table:table-cell table:formula="of:=ROUND(CORREL([.C42:.$C$58];[.E42:.$E$58]); 5)" office:value-type="float" office:value="0.29077" calcext:value-type="float">
            <text:p>0.29077</text:p>
          </table:table-cell>
          <table:table-cell table:formula="of:=ROUND(CORREL([.B42:.$B$58];[.$A42:.$A$58]); 5)" office:value-type="float" office:value="0.82525" calcext:value-type="float">
            <text:p>0.82525</text:p>
          </table:table-cell>
          <table:table-cell table:formula="of:=POWER([.D42];[.$K$1])" office:value-type="float" office:value="132825625" calcext:value-type="float">
            <text:p>132825625</text:p>
          </table:table-cell>
          <table:table-cell table:formula="of:=ROUND(CORREL([.B42:.$B$58];[.$I42:.$I$58]); 5)" office:value-type="float" office:value="0.80284" calcext:value-type="float">
            <text:p>0.8028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03" calcext:value-type="float">
            <text:p>6503</text:p>
          </table:table-cell>
          <table:table-cell table:formula="of:=[.B43]-[.B42]" office:value-type="float" office:value="1760" calcext:value-type="float">
            <text:p>1760</text:p>
          </table:table-cell>
          <table:table-cell office:value-type="float" office:value="11632" calcext:value-type="float">
            <text:p>11632</text:p>
          </table:table-cell>
          <table:table-cell office:value-type="float" office:value="5" calcext:value-type="float">
            <text:p>5</text:p>
          </table:table-cell>
          <table:table-cell table:formula="of:=ROUND(CORREL([.B43:.$B$58];[.$D43:.$D$58]); 5)" office:value-type="float" office:value="0.75992" calcext:value-type="float">
            <text:p>0.75992</text:p>
          </table:table-cell>
          <table:table-cell table:formula="of:=ROUND(CORREL([.C43:.$C$58];[.E43:.$E$58]); 5)" office:value-type="float" office:value="0.29804" calcext:value-type="float">
            <text:p>0.29804</text:p>
          </table:table-cell>
          <table:table-cell table:formula="of:=ROUND(CORREL([.B43:.$B$58];[.$A43:.$A$58]); 5)" office:value-type="float" office:value="0.79444" calcext:value-type="float">
            <text:p>0.79444</text:p>
          </table:table-cell>
          <table:table-cell table:formula="of:=POWER([.D43];[.$K$1])" office:value-type="float" office:value="135303424" calcext:value-type="float">
            <text:p>135303424</text:p>
          </table:table-cell>
          <table:table-cell table:formula="of:=ROUND(CORREL([.B43:.$B$58];[.$I43:.$I$58]); 5)" office:value-type="float" office:value="0.76565" calcext:value-type="float">
            <text:p>0.7656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41" calcext:value-type="float">
            <text:p>5741</text:p>
          </table:table-cell>
          <table:table-cell table:formula="of:=[.B44]-[.B43]" office:value-type="float" office:value="-762" calcext:value-type="float">
            <text:p>-762</text:p>
          </table:table-cell>
          <table:table-cell office:value-type="float" office:value="11690" calcext:value-type="float">
            <text:p>11690</text:p>
          </table:table-cell>
          <table:table-cell office:value-type="float" office:value="1" calcext:value-type="float">
            <text:p>1</text:p>
          </table:table-cell>
          <table:table-cell table:formula="of:=ROUND(CORREL([.B44:.$B$58];[.$D44:.$D$58]); 5)" office:value-type="float" office:value="0.87236" calcext:value-type="float">
            <text:p>0.87236</text:p>
          </table:table-cell>
          <table:table-cell table:formula="of:=ROUND(CORREL([.C44:.$C$58];[.E44:.$E$58]); 5)" office:value-type="float" office:value="0.14579" calcext:value-type="float">
            <text:p>0.14579</text:p>
          </table:table-cell>
          <table:table-cell table:formula="of:=ROUND(CORREL([.B44:.$B$58];[.$A44:.$A$58]); 5)" office:value-type="float" office:value="0.91367" calcext:value-type="float">
            <text:p>0.91367</text:p>
          </table:table-cell>
          <table:table-cell table:formula="of:=POWER([.D44];[.$K$1])" office:value-type="float" office:value="136656100" calcext:value-type="float">
            <text:p>136656100</text:p>
          </table:table-cell>
          <table:table-cell table:formula="of:=ROUND(CORREL([.B44:.$B$58];[.$I44:.$I$58]); 5)" office:value-type="float" office:value="0.87619" calcext:value-type="float">
            <text:p>0.8761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46" calcext:value-type="float">
            <text:p>5846</text:p>
          </table:table-cell>
          <table:table-cell table:formula="of:=[.B45]-[.B44]" office:value-type="float" office:value="105" calcext:value-type="float">
            <text:p>105</text:p>
          </table:table-cell>
          <table:table-cell office:value-type="float" office:value="11734" calcext:value-type="float">
            <text:p>11734</text:p>
          </table:table-cell>
          <table:table-cell office:value-type="float" office:value="1" calcext:value-type="float">
            <text:p>1</text:p>
          </table:table-cell>
          <table:table-cell table:formula="of:=ROUND(CORREL([.B45:.$B$58];[.$D45:.$D$58]); 5)" office:value-type="float" office:value="0.8658" calcext:value-type="float">
            <text:p>0.8658</text:p>
          </table:table-cell>
          <table:table-cell table:formula="of:=ROUND(CORREL([.C45:.$C$58];[.E45:.$E$58]); 5)" office:value-type="float" office:value="0.07818" calcext:value-type="float">
            <text:p>0.07818</text:p>
          </table:table-cell>
          <table:table-cell table:formula="of:=ROUND(CORREL([.B45:.$B$58];[.$A45:.$A$58]); 5)" office:value-type="float" office:value="0.91196" calcext:value-type="float">
            <text:p>0.91196</text:p>
          </table:table-cell>
          <table:table-cell table:formula="of:=POWER([.D45];[.$K$1])" office:value-type="float" office:value="137686756" calcext:value-type="float">
            <text:p>137686756</text:p>
          </table:table-cell>
          <table:table-cell table:formula="of:=ROUND(CORREL([.B45:.$B$58];[.$I45:.$I$58]); 5)" office:value-type="float" office:value="0.86964" calcext:value-type="float">
            <text:p>0.8696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54" calcext:value-type="float">
            <text:p>5754</text:p>
          </table:table-cell>
          <table:table-cell table:formula="of:=[.B46]-[.B45]" office:value-type="float" office:value="-92" calcext:value-type="float">
            <text:p>-92</text:p>
          </table:table-cell>
          <table:table-cell office:value-type="float" office:value="11795" calcext:value-type="float">
            <text:p>11795</text:p>
          </table:table-cell>
          <table:table-cell office:value-type="float" office:value="0" calcext:value-type="float">
            <text:p>0</text:p>
          </table:table-cell>
          <table:table-cell table:formula="of:=ROUND(CORREL([.B46:.$B$58];[.$D46:.$D$58]); 5)" office:value-type="float" office:value="0.8743" calcext:value-type="float">
            <text:p>0.8743</text:p>
          </table:table-cell>
          <table:table-cell table:formula="of:=ROUND(CORREL([.C46:.$C$58];[.E46:.$E$58]); 5)" office:value-type="float" office:value="0.08084" calcext:value-type="float">
            <text:p>0.08084</text:p>
          </table:table-cell>
          <table:table-cell table:formula="of:=ROUND(CORREL([.B46:.$B$58];[.$A46:.$A$58]); 5)" office:value-type="float" office:value="0.91624" calcext:value-type="float">
            <text:p>0.91624</text:p>
          </table:table-cell>
          <table:table-cell table:formula="of:=POWER([.D46];[.$K$1])" office:value-type="float" office:value="139122025" calcext:value-type="float">
            <text:p>139122025</text:p>
          </table:table-cell>
          <table:table-cell table:formula="of:=ROUND(CORREL([.B46:.$B$58];[.$I46:.$I$58]); 5)" office:value-type="float" office:value="0.87753" calcext:value-type="float">
            <text:p>0.87753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05" calcext:value-type="float">
            <text:p>5805</text:p>
          </table:table-cell>
          <table:table-cell table:formula="of:=[.B47]-[.B46]" office:value-type="float" office:value="51" calcext:value-type="float">
            <text:p>51</text:p>
          </table:table-cell>
          <table:table-cell office:value-type="float" office:value="11914" calcext:value-type="float">
            <text:p>11914</text:p>
          </table:table-cell>
          <table:table-cell office:value-type="float" office:value="1" calcext:value-type="float">
            <text:p>1</text:p>
          </table:table-cell>
          <table:table-cell table:formula="of:=ROUND(CORREL([.B47:.$B$58];[.$D47:.$D$58]); 5)" office:value-type="float" office:value="0.8734" calcext:value-type="float">
            <text:p>0.8734</text:p>
          </table:table-cell>
          <table:table-cell table:formula="of:=ROUND(CORREL([.C47:.$C$58];[.E47:.$E$58]); 5)" office:value-type="float" office:value="0.03372" calcext:value-type="float">
            <text:p>0.03372</text:p>
          </table:table-cell>
          <table:table-cell table:formula="of:=ROUND(CORREL([.B47:.$B$58];[.$A47:.$A$58]); 5)" office:value-type="float" office:value="0.90544" calcext:value-type="float">
            <text:p>0.90544</text:p>
          </table:table-cell>
          <table:table-cell table:formula="of:=POWER([.D47];[.$K$1])" office:value-type="float" office:value="141943396" calcext:value-type="float">
            <text:p>141943396</text:p>
          </table:table-cell>
          <table:table-cell table:formula="of:=ROUND(CORREL([.B47:.$B$58];[.$I47:.$I$58]); 5)" office:value-type="float" office:value="0.87578" calcext:value-type="float">
            <text:p>0.8757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65" calcext:value-type="float">
            <text:p>5865</text:p>
          </table:table-cell>
          <table:table-cell table:formula="of:=[.B48]-[.B47]" office:value-type="float" office:value="60" calcext:value-type="float">
            <text:p>60</text:p>
          </table:table-cell>
          <table:table-cell office:value-type="float" office:value="12153" calcext:value-type="float">
            <text:p>12153</text:p>
          </table:table-cell>
          <table:table-cell office:value-type="float" office:value="8" calcext:value-type="float">
            <text:p>8</text:p>
          </table:table-cell>
          <table:table-cell table:formula="of:=ROUND(CORREL([.B48:.$B$58];[.$D48:.$D$58]); 5)" office:value-type="float" office:value="0.88096" calcext:value-type="float">
            <text:p>0.88096</text:p>
          </table:table-cell>
          <table:table-cell table:formula="of:=ROUND(CORREL([.C48:.$C$58];[.E48:.$E$58]); 5)" office:value-type="float" office:value="0.02339" calcext:value-type="float">
            <text:p>0.02339</text:p>
          </table:table-cell>
          <table:table-cell table:formula="of:=ROUND(CORREL([.B48:.$B$58];[.$A48:.$A$58]); 5)" office:value-type="float" office:value="0.88795" calcext:value-type="float">
            <text:p>0.88795</text:p>
          </table:table-cell>
          <table:table-cell table:formula="of:=POWER([.D48];[.$K$1])" office:value-type="float" office:value="147695409" calcext:value-type="float">
            <text:p>147695409</text:p>
          </table:table-cell>
          <table:table-cell table:formula="of:=ROUND(CORREL([.B48:.$B$58];[.$I48:.$I$58]); 5)" office:value-type="float" office:value="0.88128" calcext:value-type="float">
            <text:p>0.8812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75" calcext:value-type="float">
            <text:p>5975</text:p>
          </table:table-cell>
          <table:table-cell table:formula="of:=[.B49]-[.B48]" office:value-type="float" office:value="110" calcext:value-type="float">
            <text:p>110</text:p>
          </table:table-cell>
          <table:table-cell office:value-type="float" office:value="12277" calcext:value-type="float">
            <text:p>12277</text:p>
          </table:table-cell>
          <table:table-cell office:value-type="float" office:value="6" calcext:value-type="float">
            <text:p>6</text:p>
          </table:table-cell>
          <table:table-cell table:formula="of:=ROUND(CORREL([.B49:.$B$58];[.$D49:.$D$58]); 5)" office:value-type="float" office:value="0.85947" calcext:value-type="float">
            <text:p>0.85947</text:p>
          </table:table-cell>
          <table:table-cell table:formula="of:=ROUND(CORREL([.C49:.$C$58];[.E49:.$E$58]); 5)" office:value-type="float" office:value="0.07138" calcext:value-type="float">
            <text:p>0.07138</text:p>
          </table:table-cell>
          <table:table-cell table:formula="of:=ROUND(CORREL([.B49:.$B$58];[.$A49:.$A$58]); 5)" office:value-type="float" office:value="0.85984" calcext:value-type="float">
            <text:p>0.85984</text:p>
          </table:table-cell>
          <table:table-cell table:formula="of:=POWER([.D49];[.$K$1])" office:value-type="float" office:value="150724729" calcext:value-type="float">
            <text:p>150724729</text:p>
          </table:table-cell>
          <table:table-cell table:formula="of:=ROUND(CORREL([.B49:.$B$58];[.$I49:.$I$58]); 5)" office:value-type="float" office:value="0.85896" calcext:value-type="float">
            <text:p>0.85896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23" calcext:value-type="float">
            <text:p>6023</text:p>
          </table:table-cell>
          <table:table-cell table:formula="of:=[.B50]-[.B49]" office:value-type="float" office:value="48" calcext:value-type="float">
            <text:p>48</text:p>
          </table:table-cell>
          <table:table-cell office:value-type="float" office:value="12386" calcext:value-type="float">
            <text:p>12386</text:p>
          </table:table-cell>
          <table:table-cell office:value-type="float" office:value="3" calcext:value-type="float">
            <text:p>3</text:p>
          </table:table-cell>
          <table:table-cell table:formula="of:=ROUND(CORREL([.B50:.$B$58];[.$D50:.$D$58]); 5)" office:value-type="float" office:value="0.82321" calcext:value-type="float">
            <text:p>0.82321</text:p>
          </table:table-cell>
          <table:table-cell table:formula="of:=ROUND(CORREL([.C50:.$C$58];[.E50:.$E$58]); 5)" office:value-type="float" office:value="0.09262" calcext:value-type="float">
            <text:p>0.09262</text:p>
          </table:table-cell>
          <table:table-cell table:formula="of:=ROUND(CORREL([.B50:.$B$58];[.$A50:.$A$58]); 5)" office:value-type="float" office:value="0.81949" calcext:value-type="float">
            <text:p>0.81949</text:p>
          </table:table-cell>
          <table:table-cell table:formula="of:=POWER([.D50];[.$K$1])" office:value-type="float" office:value="153412996" calcext:value-type="float">
            <text:p>153412996</text:p>
          </table:table-cell>
          <table:table-cell table:formula="of:=ROUND(CORREL([.B50:.$B$58];[.$I50:.$I$58]); 5)" office:value-type="float" office:value="0.82194" calcext:value-type="float">
            <text:p>0.82194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71" calcext:value-type="float">
            <text:p>6271</text:p>
          </table:table-cell>
          <table:table-cell table:formula="of:=[.B51]-[.B50]" office:value-type="float" office:value="248" calcext:value-type="float">
            <text:p>248</text:p>
          </table:table-cell>
          <table:table-cell office:value-type="float" office:value="12490" calcext:value-type="float">
            <text:p>12490</text:p>
          </table:table-cell>
          <table:table-cell office:value-type="float" office:value="1" calcext:value-type="float">
            <text:p>1</text:p>
          </table:table-cell>
          <table:table-cell table:formula="of:=ROUND(CORREL([.B51:.$B$58];[.$D51:.$D$58]); 5)" office:value-type="float" office:value="0.74483" calcext:value-type="float">
            <text:p>0.74483</text:p>
          </table:table-cell>
          <table:table-cell table:formula="of:=ROUND(CORREL([.C51:.$C$58];[.E51:.$E$58]); 5)" office:value-type="float" office:value="0.1103" calcext:value-type="float">
            <text:p>0.1103</text:p>
          </table:table-cell>
          <table:table-cell table:formula="of:=ROUND(CORREL([.B51:.$B$58];[.$A51:.$A$58]); 5)" office:value-type="float" office:value="0.74563" calcext:value-type="float">
            <text:p>0.74563</text:p>
          </table:table-cell>
          <table:table-cell table:formula="of:=POWER([.D51];[.$K$1])" office:value-type="float" office:value="156000100" calcext:value-type="float">
            <text:p>156000100</text:p>
          </table:table-cell>
          <table:table-cell table:formula="of:=ROUND(CORREL([.B51:.$B$58];[.$I51:.$I$58]); 5)" office:value-type="float" office:value="0.74333" calcext:value-type="float">
            <text:p>0.74333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73" calcext:value-type="float">
            <text:p>6173</text:p>
          </table:table-cell>
          <table:table-cell table:formula="of:=[.B52]-[.B51]" office:value-type="float" office:value="-98" calcext:value-type="float">
            <text:p>-98</text:p>
          </table:table-cell>
          <table:table-cell office:value-type="float" office:value="12545" calcext:value-type="float">
            <text:p>12545</text:p>
          </table:table-cell>
          <table:table-cell office:value-type="float" office:value="0" calcext:value-type="float">
            <text:p>0</text:p>
          </table:table-cell>
          <table:table-cell table:formula="of:=ROUND(CORREL([.B52:.$B$58];[.$D52:.$D$58]); 5)" office:value-type="float" office:value="0.65923" calcext:value-type="float">
            <text:p>0.65923</text:p>
          </table:table-cell>
          <table:table-cell table:formula="of:=ROUND(CORREL([.C52:.$C$58];[.E52:.$E$58]); 5)" office:value-type="float" office:value="0.13057" calcext:value-type="float">
            <text:p>0.13057</text:p>
          </table:table-cell>
          <table:table-cell table:formula="of:=ROUND(CORREL([.B52:.$B$58];[.$A52:.$A$58]); 5)" office:value-type="float" office:value="0.65776" calcext:value-type="float">
            <text:p>0.65776</text:p>
          </table:table-cell>
          <table:table-cell table:formula="of:=POWER([.D52];[.$K$1])" office:value-type="float" office:value="157377025" calcext:value-type="float">
            <text:p>157377025</text:p>
          </table:table-cell>
          <table:table-cell table:formula="of:=ROUND(CORREL([.B52:.$B$58];[.$I52:.$I$58]); 5)" office:value-type="float" office:value="0.65747" calcext:value-type="float">
            <text:p>0.6574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33" calcext:value-type="float">
            <text:p>6433</text:p>
          </table:table-cell>
          <table:table-cell table:formula="of:=[.B53]-[.B52]" office:value-type="float" office:value="260" calcext:value-type="float">
            <text:p>260</text:p>
          </table:table-cell>
          <table:table-cell office:value-type="float" office:value="12572" calcext:value-type="float">
            <text:p>12572</text:p>
          </table:table-cell>
          <table:table-cell office:value-type="float" office:value="0" calcext:value-type="float">
            <text:p>0</text:p>
          </table:table-cell>
          <table:table-cell table:formula="of:=ROUND(CORREL([.B53:.$B$58];[.$D53:.$D$58]); 5)" office:value-type="float" office:value="0.42511" calcext:value-type="float">
            <text:p>0.42511</text:p>
          </table:table-cell>
          <table:table-cell table:formula="of:=ROUND(CORREL([.C53:.$C$58];[.E53:.$E$58]); 5)" office:value-type="float" office:value="0.05624" calcext:value-type="float">
            <text:p>0.05624</text:p>
          </table:table-cell>
          <table:table-cell table:formula="of:=ROUND(CORREL([.B53:.$B$58];[.$A53:.$A$58]); 5)" office:value-type="float" office:value="0.39271" calcext:value-type="float">
            <text:p>0.39271</text:p>
          </table:table-cell>
          <table:table-cell table:formula="of:=POWER([.D53];[.$K$1])" office:value-type="float" office:value="158055184" calcext:value-type="float">
            <text:p>158055184</text:p>
          </table:table-cell>
          <table:table-cell table:formula="of:=ROUND(CORREL([.B53:.$B$58];[.$I53:.$I$58]); 5)" office:value-type="float" office:value="0.42357" calcext:value-type="float">
            <text:p>0.4235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44" calcext:value-type="float">
            <text:p>7344</text:p>
          </table:table-cell>
          <table:table-cell table:formula="of:=[.B54]-[.B53]" office:value-type="float" office:value="911" calcext:value-type="float">
            <text:p>911</text:p>
          </table:table-cell>
          <table:table-cell office:value-type="float" office:value="12658" calcext:value-type="float">
            <text:p>12658</text:p>
          </table:table-cell>
          <table:table-cell office:value-type="float" office:value="5" calcext:value-type="float">
            <text:p>5</text:p>
          </table:table-cell>
          <table:table-cell table:formula="of:=ROUND(CORREL([.B54:.$B$58];[.$D54:.$D$58]); 5)" office:value-type="float" office:value="-0.44925" calcext:value-type="float">
            <text:p>-0.44925</text:p>
          </table:table-cell>
          <table:table-cell table:formula="of:=ROUND(CORREL([.C54:.$C$58];[.E54:.$E$58]); 5)" office:value-type="float" office:value="0.13112" calcext:value-type="float">
            <text:p>0.13112</text:p>
          </table:table-cell>
          <table:table-cell table:formula="of:=ROUND(CORREL([.B54:.$B$58];[.$A54:.$A$58]); 5)" office:value-type="float" office:value="-0.33467" calcext:value-type="float">
            <text:p>-0.33467</text:p>
          </table:table-cell>
          <table:table-cell table:formula="of:=POWER([.D54];[.$K$1])" office:value-type="float" office:value="160224964" calcext:value-type="float">
            <text:p>160224964</text:p>
          </table:table-cell>
          <table:table-cell table:formula="of:=ROUND(CORREL([.B54:.$B$58];[.$I54:.$I$58]); 5)" office:value-type="float" office:value="-0.44683" calcext:value-type="float">
            <text:p>-0.4468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24" calcext:value-type="float">
            <text:p>6824</text:p>
          </table:table-cell>
          <table:table-cell table:formula="of:=[.B55]-[.B54]" office:value-type="float" office:value="-520" calcext:value-type="float">
            <text:p>-520</text:p>
          </table:table-cell>
          <table:table-cell office:value-type="float" office:value="12748" calcext:value-type="float">
            <text:p>12748</text:p>
          </table:table-cell>
          <table:table-cell office:value-type="float" office:value="5" calcext:value-type="float">
            <text:p>5</text:p>
          </table:table-cell>
          <table:table-cell table:formula="of:=ROUND(CORREL([.B55:.$B$58];[.$D55:.$D$58]); 5)" office:value-type="float" office:value="0.89001" calcext:value-type="float">
            <text:p>0.89001</text:p>
          </table:table-cell>
          <table:table-cell table:formula="of:=ROUND(CORREL([.C55:.$C$58];[.E55:.$E$58]); 5)" office:value-type="float" office:value="-0.98964" calcext:value-type="float">
            <text:p>-0.98964</text:p>
          </table:table-cell>
          <table:table-cell table:formula="of:=ROUND(CORREL([.B55:.$B$58];[.$A55:.$A$58]); 5)" office:value-type="float" office:value="0.95117" calcext:value-type="float">
            <text:p>0.95117</text:p>
          </table:table-cell>
          <table:table-cell table:formula="of:=POWER([.D55];[.$K$1])" office:value-type="float" office:value="162511504" calcext:value-type="float">
            <text:p>162511504</text:p>
          </table:table-cell>
          <table:table-cell table:formula="of:=ROUND(CORREL([.B55:.$B$58];[.$I55:.$I$58]); 5)" office:value-type="float" office:value="0.88924" calcext:value-type="float">
            <text:p>0.8892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52" calcext:value-type="float">
            <text:p>6952</text:p>
          </table:table-cell>
          <table:table-cell table:formula="of:=[.B56]-[.B55]" office:value-type="float" office:value="128" calcext:value-type="float">
            <text:p>128</text:p>
          </table:table-cell>
          <table:table-cell office:value-type="float" office:value="12783" calcext:value-type="float">
            <text:p>12783</text:p>
          </table:table-cell>
          <table:table-cell office:value-type="float" office:value="1" calcext:value-type="float">
            <text:p>1</text:p>
          </table:table-cell>
          <table:table-cell table:formula="of:=ROUND(CORREL([.B56:.$B$58];[.$D56:.$D$58]); 5)" office:value-type="float" office:value="0.91839" calcext:value-type="float">
            <text:p>0.91839</text:p>
          </table:table-cell>
          <table:table-cell/>
          <table:table-cell table:formula="of:=ROUND(CORREL([.B56:.$B$58];[.$A56:.$A$58]); 5)" office:value-type="float" office:value="0.96158" calcext:value-type="float">
            <text:p>0.96158</text:p>
          </table:table-cell>
          <table:table-cell table:formula="of:=POWER([.D56];[.$K$1])" office:value-type="float" office:value="163405089" calcext:value-type="float">
            <text:p>163405089</text:p>
          </table:table-cell>
          <table:table-cell table:formula="of:=ROUND(CORREL([.B56:.$B$58];[.$I56:.$I$58]); 5)" office:value-type="float" office:value="0.91791" calcext:value-type="float">
            <text:p>0.9179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20" calcext:value-type="float">
            <text:p>7020</text:p>
          </table:table-cell>
          <table:table-cell table:formula="of:=[.B57]-[.B56]" office:value-type="float" office:value="68" calcext:value-type="float">
            <text:p>68</text:p>
          </table:table-cell>
          <table:table-cell office:value-type="float" office:value="12828" calcext:value-type="float">
            <text:p>12828</text:p>
          </table:table-cell>
          <table:table-cell office:value-type="float" office:value="1" calcext:value-type="float">
            <text:p>1</text:p>
          </table:table-cell>
          <table:table-cell table:formula="of:=ROUND(CORREL([.B57:.$B$58];[.$D57:.$D$58]); 5)" office:value-type="float" office:value="1" calcext:value-type="float">
            <text:p>1</text:p>
          </table:table-cell>
          <table:table-cell/>
          <table:table-cell table:formula="of:=ROUND(CORREL([.B57:.$B$58];[.$A57:.$A$58]); 5)" office:value-type="float" office:value="1" calcext:value-type="float">
            <text:p>1</text:p>
          </table:table-cell>
          <table:table-cell table:formula="of:=POWER([.D57];[.$K$1])" office:value-type="float" office:value="164557584" calcext:value-type="float">
            <text:p>164557584</text:p>
          </table:table-cell>
          <table:table-cell table:formula="of:=ROUND(CORREL([.B57:.$B$58];[.$I57:.$I$58]); 5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43" calcext:value-type="float">
            <text:p>7043</text:p>
          </table:table-cell>
          <table:table-cell table:formula="of:=[.B58]-[.B57]" office:value-type="float" office:value="23" calcext:value-type="float">
            <text:p>23</text:p>
          </table:table-cell>
          <table:table-cell office:value-type="float" office:value="12899" calcext:value-type="float">
            <text:p>1289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POWER([.D58];[.$K$1])" office:value-type="float" office:value="166384201" calcext:value-type="float">
            <text:p>166384201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E2:.E58])" office:value-type="float" office:value="504" calcext:value-type="float">
            <text:p>504</text:p>
          </table:table-cell>
          <table:table-cell table:style-name="Default" table:formula="of:=SUM([.F2:.F58])" office:value-type="float" office:value="49.15264" calcext:value-type="float">
            <text:p>49.15264</text:p>
          </table:table-cell>
          <table:table-cell table:style-name="Default" table:formula="of:=SUM([.G2:.G58])" office:value-type="float" office:value="18.23654" calcext:value-type="float">
            <text:p>18.23654</text:p>
          </table:table-cell>
          <table:table-cell table:style-name="Default" table:formula="of:=SUM([.H2:.H58])" office:value-type="float" office:value="49.80737" calcext:value-type="float">
            <text:p>49.80737</text:p>
          </table:table-cell>
          <table:table-cell table:formula="of:=SUM([.I2:.I58])" office:value-type="float" office:value="4897845367" calcext:value-type="float">
            <text:p>4897845367</text:p>
          </table:table-cell>
          <table:table-cell table:style-name="Default" table:formula="of:=SUM([.J2:.J58])" office:value-type="float" office:value="49.79907" calcext:value-type="float">
            <text:p>49.79907</text:p>
          </table:table-cell>
          <table:table-cell/>
        </table:table-row>
      </table:table>
      <table:table table:name="Thread Mix 2" table:style-name="ta1">
        <table:shapes>
          <draw:frame draw:z-index="0" draw:style-name="gr1" draw:text-style-name="P1" svg:width="945.01pt" svg:height="424.69pt" svg:x="646.21pt" svg:y="61.71pt">
            <loext:p/>
            <draw:object draw:notify-on-update-of-ranges="'Thread Mix 2'.B2:'Thread Mix 2'.B58 'Thread Mix 2'.C2:'Thread Mix 2'.C58 'Thread Mix 2'.D2:'Thread Mix 2'.D58 'Thread Mix 2'.E2:'Thread Mix 2'.E5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902.13pt" svg:height="426.93pt" svg:x="655.48pt" svg:y="501.45pt">
            <loext:p/>
            <draw:object draw:notify-on-update-of-ranges="'Thread Mix 2'.B2:'Thread Mix 2'.B25 'Thread Mix 2'.C2:'Thread Mix 2'.C25 'Thread Mix 2'.D2:'Thread Mix 2'.D25 'Thread Mix 2'.E2:'Thread Mix 2'.E2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454.17pt" svg:height="623.45pt" svg:x="181.05pt" svg:y="759.71pt">
            <loext:p/>
            <draw:object draw:notify-on-update-of-ranges="'Thread Mix 2'.D2:'Thread Mix 2'.D55 'Thread Mix 2'.E2:'Thread Mix 2'.E5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3" table:default-cell-style-name="Default"/>
        <table:table-row table:style-name="ro1">
          <table:table-cell/>
          <table:table-cell table:style-name="ce2" office:value-type="string" calcext:value-type="string">
            <text:p>time</text:p>
          </table:table-cell>
          <table:table-cell table:style-name="ce5" office:value-type="string" calcext:value-type="string">
            <text:p>atoms</text:p>
          </table:table-cell>
          <table:table-cell table:style-name="ce5" office:value-type="string" calcext:value-type="string">
            <text:p>new concepts</text:p>
          </table:table-cell>
          <table:table-cell table:style-name="ce2" office:value-type="string" calcext:value-type="string">
            <text:p>delta time</text:p>
          </table:table-cell>
          <table:table-cell table:style-name="ce2" office:value-type="string" calcext:value-type="string">
            <text:p>correlati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372" calcext:value-type="float">
            <text:p>1372</text:p>
          </table:table-cell>
          <table:table-cell office:value-type="float" office:value="127" calcext:value-type="float">
            <text:p>127</text:p>
          </table:table-cell>
          <table:table-cell table:style-name="ce7" office:value-type="float" office:value="12" calcext:value-type="float">
            <text:p>12</text:p>
          </table:table-cell>
          <table:table-cell table:formula="of:=CORREL([.E2:.$E$58];[.D2:.$D$58])" office:value-type="float" office:value="0.19267089992633" calcext:value-type="float">
            <text:p>0.19267089992633</text:p>
          </table:table-cell>
          <table:table-cell/>
          <table:table-cell table:style-name="ce8"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formula="of:=[.B3]-[.B2]" office:value-type="float" office:value="-4" calcext:value-type="float">
            <text:p>-4</text:p>
          </table:table-cell>
          <table:table-cell table:formula="of:=CORREL([.E3:.$E$58];[.D3:.$D$58])" office:value-type="float" office:value="0.340107563708387" calcext:value-type="float">
            <text:p>0.340107563708387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office:value-type="float" office:value="11" calcext:value-type="float">
            <text:p>11</text:p>
          </table:table-cell>
          <table:table-cell table:formula="of:=[.B4]-[.B3]" office:value-type="float" office:value="2" calcext:value-type="float">
            <text:p>2</text:p>
          </table:table-cell>
          <table:table-cell table:formula="of:=CORREL([.E4:.$E$58];[.D4:.$D$58])" office:value-type="float" office:value="0.341713152086264" calcext:value-type="float">
            <text:p>0.34171315208626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038" calcext:value-type="float">
            <text:p>1038</text:p>
          </table:table-cell>
          <table:table-cell office:value-type="float" office:value="61" calcext:value-type="float">
            <text:p>61</text:p>
          </table:table-cell>
          <table:table-cell table:formula="of:=[.B5]-[.B4]" office:value-type="float" office:value="17" calcext:value-type="float">
            <text:p>17</text:p>
          </table:table-cell>
          <table:table-cell table:formula="of:=CORREL([.E5:.$E$58];[.D5:.$D$58])" office:value-type="float" office:value="0.343319726370696" calcext:value-type="float">
            <text:p>0.34331972637069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444" calcext:value-type="float">
            <text:p>444</text:p>
          </table:table-cell>
          <table:table-cell office:value-type="float" office:value="17" calcext:value-type="float">
            <text:p>17</text:p>
          </table:table-cell>
          <table:table-cell table:formula="of:=[.B6]-[.B5]" office:value-type="float" office:value="15" calcext:value-type="float">
            <text:p>15</text:p>
          </table:table-cell>
          <table:table-cell table:formula="of:=CORREL([.E6:.$E$58];[.D6:.$D$58])" office:value-type="float" office:value="0.441516483618147" calcext:value-type="float">
            <text:p>0.44151648361814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B7]-[.B6]" office:value-type="float" office:value="-3" calcext:value-type="float">
            <text:p>-3</text:p>
          </table:table-cell>
          <table:table-cell table:formula="of:=CORREL([.E7:.$E$58];[.D7:.$D$58])" office:value-type="float" office:value="0.45045901888782" calcext:value-type="float">
            <text:p>0.45045901888782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 table:formula="of:=[.B8]-[.B7]" office:value-type="float" office:value="20" calcext:value-type="float">
            <text:p>20</text:p>
          </table:table-cell>
          <table:table-cell table:formula="of:=CORREL([.E8:.$E$58];[.D8:.$D$58])" office:value-type="float" office:value="0.450009368843912" calcext:value-type="float">
            <text:p>0.45000936884391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9]-[.B8]" office:value-type="float" office:value="-6" calcext:value-type="float">
            <text:p>-6</text:p>
          </table:table-cell>
          <table:table-cell table:formula="of:=CORREL([.E9:.$E$58];[.D9:.$D$58])" office:value-type="float" office:value="0.449694664730477" calcext:value-type="float">
            <text:p>0.44969466473047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0]-[.B9]" office:value-type="float" office:value="3" calcext:value-type="float">
            <text:p>3</text:p>
          </table:table-cell>
          <table:table-cell table:formula="of:=CORREL([.E10:.$E$58];[.D10:.$D$58])" office:value-type="float" office:value="0.449051985475727" calcext:value-type="float">
            <text:p>0.44905198547572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1]-[.B10]" office:value-type="float" office:value="13" calcext:value-type="float">
            <text:p>13</text:p>
          </table:table-cell>
          <table:table-cell table:formula="of:=CORREL([.E11:.$E$58];[.D11:.$D$58])" office:value-type="float" office:value="0.448491836082645" calcext:value-type="float">
            <text:p>0.44849183608264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table:formula="of:=[.B12]-[.B11]" office:value-type="float" office:value="8" calcext:value-type="float">
            <text:p>8</text:p>
          </table:table-cell>
          <table:table-cell table:formula="of:=CORREL([.E12:.$E$58];[.D12:.$D$58])" office:value-type="float" office:value="0.4480350177434" calcext:value-type="float">
            <text:p>0.448035017743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3]-[.B12]" office:value-type="float" office:value="2" calcext:value-type="float">
            <text:p>2</text:p>
          </table:table-cell>
          <table:table-cell table:formula="of:=CORREL([.E13:.$E$58];[.D13:.$D$58])" office:value-type="float" office:value="0.447492896228113" calcext:value-type="float">
            <text:p>0.447492896228113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" calcext:value-type="float">
            <text:p>78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4]-[.B13]" office:value-type="float" office:value="-1" calcext:value-type="float">
            <text:p>-1</text:p>
          </table:table-cell>
          <table:table-cell table:formula="of:=CORREL([.E14:.$E$58];[.D14:.$D$58])" office:value-type="float" office:value="0.446845953865288" calcext:value-type="float">
            <text:p>0.44684595386528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" calcext:value-type="float">
            <text:p>99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5]-[.B14]" office:value-type="float" office:value="21" calcext:value-type="float">
            <text:p>21</text:p>
          </table:table-cell>
          <table:table-cell table:formula="of:=CORREL([.E15:.$E$58];[.D15:.$D$58])" office:value-type="float" office:value="0.446127486341771" calcext:value-type="float">
            <text:p>0.446127486341771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16]-[.B15]" office:value-type="float" office:value="1" calcext:value-type="float">
            <text:p>1</text:p>
          </table:table-cell>
          <table:table-cell table:formula="of:=CORREL([.E16:.$E$58];[.D16:.$D$58])" office:value-type="float" office:value="0.445688117297827" calcext:value-type="float">
            <text:p>0.4456881172978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7" calcext:value-type="float">
            <text:p>9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17]-[.B16]" office:value-type="float" office:value="-3" calcext:value-type="float">
            <text:p>-3</text:p>
          </table:table-cell>
          <table:table-cell table:formula="of:=CORREL([.E17:.$E$58];[.D17:.$D$58])" office:value-type="float" office:value="0.444935535581783" calcext:value-type="float">
            <text:p>0.444935535581783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18]-[.B17]" office:value-type="float" office:value="23" calcext:value-type="float">
            <text:p>23</text:p>
          </table:table-cell>
          <table:table-cell table:formula="of:=CORREL([.E18:.$E$58];[.D18:.$D$58])" office:value-type="float" office:value="0.444085191735877" calcext:value-type="float">
            <text:p>0.44408519173587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B19]-[.B18]" office:value-type="float" office:value="-3" calcext:value-type="float">
            <text:p>-3</text:p>
          </table:table-cell>
          <table:table-cell table:formula="of:=CORREL([.E19:.$E$58];[.D19:.$D$58])" office:value-type="float" office:value="0.443595787452484" calcext:value-type="float">
            <text:p>0.44359578745248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0]-[.B19]" office:value-type="float" office:value="6" calcext:value-type="float">
            <text:p>6</text:p>
          </table:table-cell>
          <table:table-cell table:formula="of:=CORREL([.E20:.$E$58];[.D20:.$D$58])" office:value-type="float" office:value="0.44311401702039" calcext:value-type="float">
            <text:p>0.44311401702039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1]-[.B20]" office:value-type="float" office:value="1" calcext:value-type="float">
            <text:p>1</text:p>
          </table:table-cell>
          <table:table-cell table:formula="of:=CORREL([.E21:.$E$58];[.D21:.$D$58])" office:value-type="float" office:value="0.442258098616728" calcext:value-type="float">
            <text:p>0.44225809861672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038" calcext:value-type="float">
            <text:p>1038</text:p>
          </table:table-cell>
          <table:table-cell office:value-type="float" office:value="0" calcext:value-type="float">
            <text:p>0</text:p>
          </table:table-cell>
          <table:table-cell table:formula="of:=[.B22]-[.B21]" office:value-type="float" office:value="27" calcext:value-type="float">
            <text:p>27</text:p>
          </table:table-cell>
          <table:table-cell table:formula="of:=CORREL([.E22:.$E$58];[.D22:.$D$58])" office:value-type="float" office:value="0.441271669034696" calcext:value-type="float">
            <text:p>0.4412716690346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" calcext:value-type="float">
            <text:p>147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B23]-[.B22]" office:value-type="float" office:value="-4" calcext:value-type="float">
            <text:p>-4</text:p>
          </table:table-cell>
          <table:table-cell table:formula="of:=CORREL([.E23:.$E$58];[.D23:.$D$58])" office:value-type="float" office:value="0.440680149746145" calcext:value-type="float">
            <text:p>0.44068014974614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B24]-[.B23]" office:value-type="float" office:value="5" calcext:value-type="float">
            <text:p>5</text:p>
          </table:table-cell>
          <table:table-cell table:formula="of:=CORREL([.E24:.$E$58];[.D24:.$D$58])" office:value-type="float" office:value="0.439501843004765" calcext:value-type="float">
            <text:p>0.4395018430047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79" calcext:value-type="float">
            <text:p>279</text:p>
          </table:table-cell>
          <table:table-cell office:value-type="float" office:value="967" calcext:value-type="float">
            <text:p>967</text:p>
          </table:table-cell>
          <table:table-cell office:value-type="float" office:value="55" calcext:value-type="float">
            <text:p>55</text:p>
          </table:table-cell>
          <table:table-cell table:formula="of:=[.B25]-[.B24]" office:value-type="float" office:value="127" calcext:value-type="float">
            <text:p>127</text:p>
          </table:table-cell>
          <table:table-cell table:formula="of:=CORREL([.E25:.$E$58];[.D25:.$D$58])" office:value-type="float" office:value="0.438416546391937" calcext:value-type="float">
            <text:p>0.43841654639193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6" calcext:value-type="float">
            <text:p>1476</text:p>
          </table:table-cell>
          <table:table-cell office:value-type="float" office:value="331" calcext:value-type="float">
            <text:p>331</text:p>
          </table:table-cell>
          <table:table-cell office:value-type="float" office:value="16" calcext:value-type="float">
            <text:p>16</text:p>
          </table:table-cell>
          <table:table-cell table:formula="of:=[.B26]-[.B25]" office:value-type="float" office:value="1197" calcext:value-type="float">
            <text:p>1197</text:p>
          </table:table-cell>
          <table:table-cell table:formula="of:=CORREL([.E26:.$E$58];[.D26:.$D$58])" office:value-type="float" office:value="0.619651033192761" calcext:value-type="float">
            <text:p>0.61965103319276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48" calcext:value-type="float">
            <text:p>1048</text:p>
          </table:table-cell>
          <table:table-cell office:value-type="float" office:value="218" calcext:value-type="float">
            <text:p>218</text:p>
          </table:table-cell>
          <table:table-cell office:value-type="float" office:value="8" calcext:value-type="float">
            <text:p>8</text:p>
          </table:table-cell>
          <table:table-cell table:formula="of:=[.B27]-[.B26]" office:value-type="float" office:value="-428" calcext:value-type="float">
            <text:p>-428</text:p>
          </table:table-cell>
          <table:table-cell table:formula="of:=CORREL([.E27:.$E$58];[.D27:.$D$58])" office:value-type="float" office:value="0.605096228562862" calcext:value-type="float">
            <text:p>0.60509622856286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83" calcext:value-type="float">
            <text:p>1183</text:p>
          </table:table-cell>
          <table:table-cell office:value-type="float" office:value="509" calcext:value-type="float">
            <text:p>509</text:p>
          </table:table-cell>
          <table:table-cell office:value-type="float" office:value="29" calcext:value-type="float">
            <text:p>29</text:p>
          </table:table-cell>
          <table:table-cell table:formula="of:=[.B28]-[.B27]" office:value-type="float" office:value="135" calcext:value-type="float">
            <text:p>135</text:p>
          </table:table-cell>
          <table:table-cell table:formula="of:=CORREL([.E28:.$E$58];[.D28:.$D$58])" office:value-type="float" office:value="0.614264929159012" calcext:value-type="float">
            <text:p>0.61426492915901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59" calcext:value-type="float">
            <text:p>1259</text:p>
          </table:table-cell>
          <table:table-cell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table:formula="of:=[.B29]-[.B28]" office:value-type="float" office:value="76" calcext:value-type="float">
            <text:p>76</text:p>
          </table:table-cell>
          <table:table-cell table:formula="of:=CORREL([.E29:.$E$58];[.D29:.$D$58])" office:value-type="float" office:value="0.70337413626313" calcext:value-type="float">
            <text:p>0.7033741362631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85" calcext:value-type="float">
            <text:p>1085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B30]-[.B29]" office:value-type="float" office:value="-174" calcext:value-type="float">
            <text:p>-174</text:p>
          </table:table-cell>
          <table:table-cell table:formula="of:=CORREL([.E30:.$E$58];[.D30:.$D$58])" office:value-type="float" office:value="0.706384173148318" calcext:value-type="float">
            <text:p>0.706384173148318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152" calcext:value-type="float">
            <text:p>2152</text:p>
          </table:table-cell>
          <table:table-cell office:value-type="float" office:value="278" calcext:value-type="float">
            <text:p>278</text:p>
          </table:table-cell>
          <table:table-cell office:value-type="float" office:value="15" calcext:value-type="float">
            <text:p>15</text:p>
          </table:table-cell>
          <table:table-cell table:formula="of:=[.B31]-[.B30]" office:value-type="float" office:value="1067" calcext:value-type="float">
            <text:p>1067</text:p>
          </table:table-cell>
          <table:table-cell table:formula="of:=CORREL([.E31:.$E$58];[.D31:.$D$58])" office:value-type="float" office:value="0.706417965875674" calcext:value-type="float">
            <text:p>0.70641796587567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88" calcext:value-type="float">
            <text:p>1588</text:p>
          </table:table-cell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table:formula="of:=[.B32]-[.B31]" office:value-type="float" office:value="-564" calcext:value-type="float">
            <text:p>-564</text:p>
          </table:table-cell>
          <table:table-cell table:formula="of:=CORREL([.E32:.$E$58];[.D32:.$D$58])" office:value-type="float" office:value="0.695849787114918" calcext:value-type="float">
            <text:p>0.69584978711491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12" calcext:value-type="float">
            <text:p>2112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formula="of:=[.B33]-[.B32]" office:value-type="float" office:value="524" calcext:value-type="float">
            <text:p>524</text:p>
          </table:table-cell>
          <table:table-cell table:formula="of:=CORREL([.E33:.$E$58];[.D33:.$D$58])" office:value-type="float" office:value="0.707922295874341" calcext:value-type="float">
            <text:p>0.70792229587434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837" calcext:value-type="float">
            <text:p>5837</text:p>
          </table:table-cell>
          <table:table-cell office:value-type="float" office:value="854" calcext:value-type="float">
            <text:p>854</text:p>
          </table:table-cell>
          <table:table-cell office:value-type="float" office:value="44" calcext:value-type="float">
            <text:p>44</text:p>
          </table:table-cell>
          <table:table-cell table:formula="of:=[.B34]-[.B33]" office:value-type="float" office:value="3725" calcext:value-type="float">
            <text:p>3725</text:p>
          </table:table-cell>
          <table:table-cell table:formula="of:=CORREL([.E34:.$E$58];[.D34:.$D$58])" office:value-type="float" office:value="0.706836398637192" calcext:value-type="float">
            <text:p>0.7068363986371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361" calcext:value-type="float">
            <text:p>3361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B35]-[.B34]" office:value-type="float" office:value="-2476" calcext:value-type="float">
            <text:p>-2476</text:p>
          </table:table-cell>
          <table:table-cell table:formula="of:=CORREL([.E35:.$E$58];[.D35:.$D$58])" office:value-type="float" office:value="0.0619577426544926" calcext:value-type="float">
            <text:p>0.06195774265449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94" calcext:value-type="float">
            <text:p>3394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table:formula="of:=[.B36]-[.B35]" office:value-type="float" office:value="33" calcext:value-type="float">
            <text:p>33</text:p>
          </table:table-cell>
          <table:table-cell table:formula="of:=CORREL([.E36:.$E$58];[.D36:.$D$58])" office:value-type="float" office:value="0.186051808256595" calcext:value-type="float">
            <text:p>0.18605180825659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42" calcext:value-type="float">
            <text:p>3742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B37]-[.B36]" office:value-type="float" office:value="348" calcext:value-type="float">
            <text:p>348</text:p>
          </table:table-cell>
          <table:table-cell table:formula="of:=CORREL([.E37:.$E$58];[.D37:.$D$58])" office:value-type="float" office:value="0.208493429862398" calcext:value-type="float">
            <text:p>0.20849342986239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256" calcext:value-type="float">
            <text:p>4256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B38]-[.B37]" office:value-type="float" office:value="514" calcext:value-type="float">
            <text:p>514</text:p>
          </table:table-cell>
          <table:table-cell table:formula="of:=CORREL([.E38:.$E$58];[.D38:.$D$58])" office:value-type="float" office:value="0.208526480093024" calcext:value-type="float">
            <text:p>0.20852648009302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087" calcext:value-type="float">
            <text:p>4087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B39]-[.B38]" office:value-type="float" office:value="-169" calcext:value-type="float">
            <text:p>-169</text:p>
          </table:table-cell>
          <table:table-cell table:formula="of:=CORREL([.E39:.$E$58];[.D39:.$D$58])" office:value-type="float" office:value="0.209903356442854" calcext:value-type="float">
            <text:p>0.20990335644285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592" calcext:value-type="float">
            <text:p>4592</text:p>
          </table:table-cell>
          <table:table-cell office:value-type="float" office:value="261" calcext:value-type="float">
            <text:p>261</text:p>
          </table:table-cell>
          <table:table-cell office:value-type="float" office:value="2" calcext:value-type="float">
            <text:p>2</text:p>
          </table:table-cell>
          <table:table-cell table:formula="of:=[.B40]-[.B39]" office:value-type="float" office:value="505" calcext:value-type="float">
            <text:p>505</text:p>
          </table:table-cell>
          <table:table-cell table:formula="of:=CORREL([.E40:.$E$58];[.D40:.$D$58])" office:value-type="float" office:value="0.244215484494565" calcext:value-type="float">
            <text:p>0.244215484494565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94" calcext:value-type="float">
            <text:p>4494</text:p>
          </table:table-cell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table:formula="of:=[.B41]-[.B40]" office:value-type="float" office:value="-98" calcext:value-type="float">
            <text:p>-98</text:p>
          </table:table-cell>
          <table:table-cell table:formula="of:=CORREL([.E41:.$E$58];[.D41:.$D$58])" office:value-type="float" office:value="0.260418039686248" calcext:value-type="float">
            <text:p>0.26041803968624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743" calcext:value-type="float">
            <text:p>4743</text:p>
          </table:table-cell>
          <table:table-cell office:value-type="float" office:value="265" calcext:value-type="float">
            <text:p>265</text:p>
          </table:table-cell>
          <table:table-cell office:value-type="float" office:value="7" calcext:value-type="float">
            <text:p>7</text:p>
          </table:table-cell>
          <table:table-cell table:formula="of:=[.B42]-[.B41]" office:value-type="float" office:value="249" calcext:value-type="float">
            <text:p>249</text:p>
          </table:table-cell>
          <table:table-cell table:formula="of:=CORREL([.E42:.$E$58];[.D42:.$D$58])" office:value-type="float" office:value="0.290769277967329" calcext:value-type="float">
            <text:p>0.29076927796732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503" calcext:value-type="float">
            <text:p>650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table:formula="of:=[.B43]-[.B42]" office:value-type="float" office:value="1760" calcext:value-type="float">
            <text:p>1760</text:p>
          </table:table-cell>
          <table:table-cell table:formula="of:=CORREL([.E43:.$E$58];[.D43:.$D$58])" office:value-type="float" office:value="0.298036322241203" calcext:value-type="float">
            <text:p>0.29803632224120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741" calcext:value-type="float">
            <text:p>5741</text:p>
          </table:table-cell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table:formula="of:=[.B44]-[.B43]" office:value-type="float" office:value="-762" calcext:value-type="float">
            <text:p>-762</text:p>
          </table:table-cell>
          <table:table-cell table:formula="of:=CORREL([.E44:.$E$58];[.D44:.$D$58])" office:value-type="float" office:value="0.145789609070499" calcext:value-type="float">
            <text:p>0.14578960907049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846" calcext:value-type="float">
            <text:p>5846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B45]-[.B44]" office:value-type="float" office:value="105" calcext:value-type="float">
            <text:p>105</text:p>
          </table:table-cell>
          <table:table-cell table:formula="of:=CORREL([.E45:.$E$58];[.D45:.$D$58])" office:value-type="float" office:value="0.0781838004885668" calcext:value-type="float">
            <text:p>0.0781838004885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754" calcext:value-type="float">
            <text:p>5754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B46]-[.B45]" office:value-type="float" office:value="-92" calcext:value-type="float">
            <text:p>-92</text:p>
          </table:table-cell>
          <table:table-cell table:formula="of:=CORREL([.E46:.$E$58];[.D46:.$D$58])" office:value-type="float" office:value="0.0808428057722595" calcext:value-type="float">
            <text:p>0.080842805772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805" calcext:value-type="float">
            <text:p>5805</text:p>
          </table:table-cell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table:formula="of:=[.B47]-[.B46]" office:value-type="float" office:value="51" calcext:value-type="float">
            <text:p>51</text:p>
          </table:table-cell>
          <table:table-cell table:formula="of:=CORREL([.E47:.$E$58];[.D47:.$D$58])" office:value-type="float" office:value="0.0337158249348593" calcext:value-type="float">
            <text:p>0.03371582493485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865" calcext:value-type="float">
            <text:p>5865</text:p>
          </table:table-cell>
          <table:table-cell office:value-type="float" office:value="360" calcext:value-type="float">
            <text:p>360</text:p>
          </table:table-cell>
          <table:table-cell office:value-type="float" office:value="8" calcext:value-type="float">
            <text:p>8</text:p>
          </table:table-cell>
          <table:table-cell table:formula="of:=[.B48]-[.B47]" office:value-type="float" office:value="60" calcext:value-type="float">
            <text:p>60</text:p>
          </table:table-cell>
          <table:table-cell table:formula="of:=CORREL([.E48:.$E$58];[.D48:.$D$58])" office:value-type="float" office:value="0.023386700113926" calcext:value-type="float">
            <text:p>0.0233867001139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975" calcext:value-type="float">
            <text:p>5975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table:formula="of:=[.B49]-[.B48]" office:value-type="float" office:value="110" calcext:value-type="float">
            <text:p>110</text:p>
          </table:table-cell>
          <table:table-cell table:formula="of:=CORREL([.E49:.$E$58];[.D49:.$D$58])" office:value-type="float" office:value="0.0713799502429527" calcext:value-type="float">
            <text:p>0.07137995024295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023" calcext:value-type="float">
            <text:p>602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table:formula="of:=[.B50]-[.B49]" office:value-type="float" office:value="48" calcext:value-type="float">
            <text:p>48</text:p>
          </table:table-cell>
          <table:table-cell table:formula="of:=CORREL([.E50:.$E$58];[.D50:.$D$58])" office:value-type="float" office:value="0.0926174148076158" calcext:value-type="float">
            <text:p>0.09261741480761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271" calcext:value-type="float">
            <text:p>627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table:formula="of:=[.B51]-[.B50]" office:value-type="float" office:value="248" calcext:value-type="float">
            <text:p>248</text:p>
          </table:table-cell>
          <table:table-cell table:formula="of:=CORREL([.E51:.$E$58];[.D51:.$D$58])" office:value-type="float" office:value="0.110303696745175" calcext:value-type="float">
            <text:p>0.1103036967451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173" calcext:value-type="float">
            <text:p>6173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B52]-[.B51]" office:value-type="float" office:value="-98" calcext:value-type="float">
            <text:p>-98</text:p>
          </table:table-cell>
          <table:table-cell table:formula="of:=CORREL([.E52:.$E$58];[.D52:.$D$58])" office:value-type="float" office:value="0.130570607467591" calcext:value-type="float">
            <text:p>0.13057060746759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433" calcext:value-type="float">
            <text:p>64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B53]-[.B52]" office:value-type="float" office:value="260" calcext:value-type="float">
            <text:p>260</text:p>
          </table:table-cell>
          <table:table-cell table:formula="of:=CORREL([.E53:.$E$58];[.D53:.$D$58])" office:value-type="float" office:value="0.0562407097844701" calcext:value-type="float">
            <text:p>0.0562407097844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344" calcext:value-type="float">
            <text:p>7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B54]-[.B53]" office:value-type="float" office:value="911" calcext:value-type="float">
            <text:p>911</text:p>
          </table:table-cell>
          <table:table-cell table:formula="of:=CORREL([.E54:.$E$58];[.D54:.$D$58])" office:value-type="float" office:value="0.131118070280125" calcext:value-type="float">
            <text:p>0.13111807028012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824" calcext:value-type="float">
            <text:p>6824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B55]-[.B54]" office:value-type="float" office:value="-520" calcext:value-type="float">
            <text:p>-520</text:p>
          </table:table-cell>
          <table:table-cell table:formula="of:=CORREL([.E55:.$E$58];[.D55:.$D$58])" office:value-type="float" office:value="-0.989641349021773" calcext:value-type="float">
            <text:p>-0.989641349021773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952" calcext:value-type="float">
            <text:p>695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B56]-[.B55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020" calcext:value-type="float">
            <text:p>702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B57]-[.B56]"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043" calcext:value-type="float">
            <text:p>704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B58]-[.B57]" office:value-type="float" office:value="23" calcext:value-type="float">
            <text:p>2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Clear Sans" style:font-family-asian="'Clear Sans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21">00/00/0000</text:date>, <text:time style:data-style-name="N2" text:time-value="16:28:59.1163370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5T15:37:47.707026842</meta:creation-date>
    <dc:date>2017-10-21T22:11:59.762905571</dc:date>
    <meta:editing-duration>PT16H15M31S</meta:editing-duration>
    <meta:editing-cycles>38</meta:editing-cycles>
    <meta:generator>LibreOffice/5.4.2.2.0$Linux_X86_64 LibreOffice_project/40m0$Build-2</meta:generator>
    <meta:document-statistic meta:table-count="3" meta:cell-count="105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3.146cm" svg:y="3.954cm" style:legend-expansion="high" chart:style-name="ch2"/>
        <chart:plot-area chart:style-name="ch3" table:cell-range-address="'Thread 1'.K2:'Thread 1'.L9" svg:x="0.319cm" svg:y="0.18cm" svg:width="12.508cm" svg:height="8.645cm">
          <chartooo:coordinate-region svg:x="1.311cm" svg:y="0.379cm" svg:width="11.23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1'.K2:'Thread 1'.K9" chart:class="chart:line">
            <chart:data-point chart:repeated="8"/>
          </chart:series>
          <chart:series chart:style-name="ch7" chart:values-cell-range-address="'Thread 1'.L2:'Thread 1'.L9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80.2574406">
                <text:p>1480.2574406</text:p>
                <draw:g>
                  <svg:desc>'Thread 1'.K2:'Thread 1'.K9</svg:desc>
                </draw:g>
              </table:table-cell>
              <table:table-cell office:value-type="float" office:value="331">
                <text:p>331</text:p>
                <draw:g>
                  <svg:desc>'Thread 1'.L2:'Thread 1'.L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85.7789698">
                <text:p>985.778969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36.7566657">
                <text:p>3336.7566657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0.9062523">
                <text:p>1960.906252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09.5943124">
                <text:p>2109.5943124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051.0710095">
                <text:p>15051.0710095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64.188518">
                <text:p>12664.188518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196.1485411">
                <text:p>13196.1485411</text:p>
              </table:table-cell>
              <table:table-cell office:value-type="float" office:value="260">
                <text:p>2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615cm" svg:height="13.528cm" xlink:href=".." xlink:type="simple" chart:class="chart:line" chart:style-name="ch1">
        <chart:legend chart:legend-position="end" svg:x="20.154cm" svg:y="5.718cm" style:legend-expansion="high" chart:style-name="ch2"/>
        <chart:plot-area chart:style-name="ch3" table:cell-range-address="'Thread Mix'.B1:'Thread Mix'.E58" chart:data-source-has-labels="row" svg:x="0.472cm" svg:y="0.27cm" svg:width="19.21cm" svg:height="12.988cm">
          <chartooo:coordinate-region svg:x="1.57cm" svg:y="0.469cm" svg:width="17.893cm" svg:height="12.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B2:'Thread Mix'.B58" chart:label-cell-address="'Thread Mix'.B1:'Thread Mix'.B1" chart:class="chart:line">
            <chart:data-point chart:repeated="57"/>
          </chart:series>
          <chart:series chart:style-name="ch7" chart:values-cell-range-address="'Thread Mix'.C2:'Thread Mix'.C58" chart:label-cell-address="'Thread Mix'.C1:'Thread Mix'.C1" chart:class="chart:line">
            <chart:data-point chart:repeated="57"/>
          </chart:series>
          <chart:series chart:style-name="ch8" chart:values-cell-range-address="'Thread Mix'.D2:'Thread Mix'.D58" chart:label-cell-address="'Thread Mix'.D1:'Thread Mix'.D1" chart:class="chart:line">
            <chart:data-point chart:repeated="57"/>
          </chart:series>
          <chart:series chart:style-name="ch9" chart:values-cell-range-address="'Thread Mix'.E2:'Thread Mix'.E58" chart:label-cell-address="'Thread Mix'.E1:'Thread Mix'.E1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</text:p>
                <draw:g>
                  <svg:desc>'Thread Mix'.B1:'Thread Mix'.B1</svg:desc>
                </draw:g>
              </table:table-cell>
              <table:table-cell office:value-type="string">
                <text:p>delta time</text:p>
                <draw:g>
                  <svg:desc>'Thread Mix'.C1:'Thread Mix'.C1</svg:desc>
                </draw:g>
              </table:table-cell>
              <table:table-cell office:value-type="string">
                <text:p>input size</text:p>
                <draw:g>
                  <svg:desc>'Thread Mix'.D1:'Thread Mix'.D1</svg:desc>
                </draw:g>
              </table:table-cell>
              <table:table-cell office:value-type="string">
                <text:p>new concepts</text:p>
                <draw:g>
                  <svg:desc>'Thread Mix'.E1:'Thread Mix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Thread Mix'.B2:'Thread Mix'.B58</svg:desc>
                </draw:g>
              </table:table-cell>
              <table:table-cell office:value-type="float" office:value="8">
                <text:p>8</text:p>
                <draw:g>
                  <svg:desc>'Thread Mix'.C2:'Thread Mix'.C58</svg:desc>
                </draw:g>
              </table:table-cell>
              <table:table-cell office:value-type="float" office:value="1372">
                <text:p>1372</text:p>
                <draw:g>
                  <svg:desc>'Thread Mix'.D2:'Thread Mix'.D58</svg:desc>
                </draw:g>
              </table:table-cell>
              <table:table-cell office:value-type="float" office:value="127">
                <text:p>127</text:p>
                <draw:g>
                  <svg:desc>'Thread Mix'.E2:'Thread Mix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1501">
                <text:p>15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640">
                <text:p>164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  <table:table-cell office:value-type="float" office:value="2541">
                <text:p>254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863">
                <text:p>28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14">
                <text:p>29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3764">
                <text:p>37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">
                <text:p>34</text:p>
              </table:table-cell>
              <table:table-cell office:value-type="float" office:value="-5">
                <text:p>-5</text:p>
              </table:table-cell>
              <table:table-cell office:value-type="float" office:value="3846">
                <text:p>38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3939">
                <text:p>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  <table:table-cell office:value-type="float" office:value="4588">
                <text:p>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4841">
                <text:p>48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4923">
                <text:p>4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5016">
                <text:p>5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3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5665">
                <text:p>5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747">
                <text:p>57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5840">
                <text:p>58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13">
                <text:p>13</text:p>
              </table:table-cell>
              <table:table-cell office:value-type="float" office:value="6489">
                <text:p>64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">
                <text:p>79</text:p>
              </table:table-cell>
              <table:table-cell office:value-type="float" office:value="-1">
                <text:p>-1</text:p>
              </table:table-cell>
              <table:table-cell office:value-type="float" office:value="6565">
                <text:p>65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6647">
                <text:p>66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6740">
                <text:p>67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">
                <text:p>98</text:p>
              </table:table-cell>
              <table:table-cell office:value-type="float" office:value="14">
                <text:p>14</text:p>
              </table:table-cell>
              <table:table-cell office:value-type="float" office:value="7389">
                <text:p>7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  <table:table-cell office:value-type="float" office:value="7471">
                <text:p>74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7564">
                <text:p>75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8">
                <text:p>218</text:p>
              </table:table-cell>
              <table:table-cell office:value-type="float" office:value="117">
                <text:p>117</text:p>
              </table:table-cell>
              <table:table-cell office:value-type="float" office:value="8377">
                <text:p>837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63">
                <text:p>1263</text:p>
              </table:table-cell>
              <table:table-cell office:value-type="float" office:value="1045">
                <text:p>1045</text:p>
              </table:table-cell>
              <table:table-cell office:value-type="float" office:value="8625">
                <text:p>862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35">
                <text:p>935</text:p>
              </table:table-cell>
              <table:table-cell office:value-type="float" office:value="-328">
                <text:p>-328</text:p>
              </table:table-cell>
              <table:table-cell office:value-type="float" office:value="8768">
                <text:p>876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55">
                <text:p>955</text:p>
              </table:table-cell>
              <table:table-cell office:value-type="float" office:value="20">
                <text:p>20</text:p>
              </table:table-cell>
              <table:table-cell office:value-type="float" office:value="9185">
                <text:p>918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2">
                <text:p>842</text:p>
              </table:table-cell>
              <table:table-cell office:value-type="float" office:value="-113">
                <text:p>-113</text:p>
              </table:table-cell>
              <table:table-cell office:value-type="float" office:value="9292">
                <text:p>929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4">
                <text:p>964</text:p>
              </table:table-cell>
              <table:table-cell office:value-type="float" office:value="122">
                <text:p>122</text:p>
              </table:table-cell>
              <table:table-cell office:value-type="float" office:value="9374">
                <text:p>93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02">
                <text:p>1902</text:p>
              </table:table-cell>
              <table:table-cell office:value-type="float" office:value="938">
                <text:p>938</text:p>
              </table:table-cell>
              <table:table-cell office:value-type="float" office:value="9574">
                <text:p>95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53">
                <text:p>1353</text:p>
              </table:table-cell>
              <table:table-cell office:value-type="float" office:value="-549">
                <text:p>-549</text:p>
              </table:table-cell>
              <table:table-cell office:value-type="float" office:value="9719">
                <text:p>97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18">
                <text:p>1518</text:p>
              </table:table-cell>
              <table:table-cell office:value-type="float" office:value="165">
                <text:p>165</text:p>
              </table:table-cell>
              <table:table-cell office:value-type="float" office:value="9910">
                <text:p>99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35">
                <text:p>4735</text:p>
              </table:table-cell>
              <table:table-cell office:value-type="float" office:value="3217">
                <text:p>3217</text:p>
              </table:table-cell>
              <table:table-cell office:value-type="float" office:value="10632">
                <text:p>10632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1">
                <text:p>3361</text:p>
              </table:table-cell>
              <table:table-cell office:value-type="float" office:value="-1374">
                <text:p>-1374</text:p>
              </table:table-cell>
              <table:table-cell office:value-type="float" office:value="10712">
                <text:p>10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4">
                <text:p>3394</text:p>
              </table:table-cell>
              <table:table-cell office:value-type="float" office:value="33">
                <text:p>33</text:p>
              </table:table-cell>
              <table:table-cell office:value-type="float" office:value="10813">
                <text:p>108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2">
                <text:p>3742</text:p>
              </table:table-cell>
              <table:table-cell office:value-type="float" office:value="348">
                <text:p>348</text:p>
              </table:table-cell>
              <table:table-cell office:value-type="float" office:value="10880">
                <text:p>10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6">
                <text:p>4256</text:p>
              </table:table-cell>
              <table:table-cell office:value-type="float" office:value="514">
                <text:p>514</text:p>
              </table:table-cell>
              <table:table-cell office:value-type="float" office:value="10957">
                <text:p>10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7">
                <text:p>4087</text:p>
              </table:table-cell>
              <table:table-cell office:value-type="float" office:value="-169">
                <text:p>-169</text:p>
              </table:table-cell>
              <table:table-cell office:value-type="float" office:value="11048">
                <text:p>11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2">
                <text:p>4592</text:p>
              </table:table-cell>
              <table:table-cell office:value-type="float" office:value="505">
                <text:p>505</text:p>
              </table:table-cell>
              <table:table-cell office:value-type="float" office:value="11208">
                <text:p>11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4">
                <text:p>4494</text:p>
              </table:table-cell>
              <table:table-cell office:value-type="float" office:value="-98">
                <text:p>-98</text:p>
              </table:table-cell>
              <table:table-cell office:value-type="float" office:value="11349">
                <text:p>113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3">
                <text:p>4743</text:p>
              </table:table-cell>
              <table:table-cell office:value-type="float" office:value="249">
                <text:p>249</text:p>
              </table:table-cell>
              <table:table-cell office:value-type="float" office:value="11525">
                <text:p>115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3">
                <text:p>6503</text:p>
              </table:table-cell>
              <table:table-cell office:value-type="float" office:value="1760">
                <text:p>1760</text:p>
              </table:table-cell>
              <table:table-cell office:value-type="float" office:value="11632">
                <text:p>116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41">
                <text:p>5741</text:p>
              </table:table-cell>
              <table:table-cell office:value-type="float" office:value="-762">
                <text:p>-762</text:p>
              </table:table-cell>
              <table:table-cell office:value-type="float" office:value="11690">
                <text:p>116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46">
                <text:p>5846</text:p>
              </table:table-cell>
              <table:table-cell office:value-type="float" office:value="105">
                <text:p>105</text:p>
              </table:table-cell>
              <table:table-cell office:value-type="float" office:value="11734">
                <text:p>117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54">
                <text:p>5754</text:p>
              </table:table-cell>
              <table:table-cell office:value-type="float" office:value="-92">
                <text:p>-92</text:p>
              </table:table-cell>
              <table:table-cell office:value-type="float" office:value="11795">
                <text:p>117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5">
                <text:p>5805</text:p>
              </table:table-cell>
              <table:table-cell office:value-type="float" office:value="51">
                <text:p>51</text:p>
              </table:table-cell>
              <table:table-cell office:value-type="float" office:value="11914">
                <text:p>119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65">
                <text:p>5865</text:p>
              </table:table-cell>
              <table:table-cell office:value-type="float" office:value="60">
                <text:p>60</text:p>
              </table:table-cell>
              <table:table-cell office:value-type="float" office:value="12153">
                <text:p>121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75">
                <text:p>5975</text:p>
              </table:table-cell>
              <table:table-cell office:value-type="float" office:value="110">
                <text:p>110</text:p>
              </table:table-cell>
              <table:table-cell office:value-type="float" office:value="12277">
                <text:p>12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3">
                <text:p>6023</text:p>
              </table:table-cell>
              <table:table-cell office:value-type="float" office:value="48">
                <text:p>48</text:p>
              </table:table-cell>
              <table:table-cell office:value-type="float" office:value="12386">
                <text:p>12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1">
                <text:p>6271</text:p>
              </table:table-cell>
              <table:table-cell office:value-type="float" office:value="248">
                <text:p>248</text:p>
              </table:table-cell>
              <table:table-cell office:value-type="float" office:value="12490">
                <text:p>124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3">
                <text:p>6173</text:p>
              </table:table-cell>
              <table:table-cell office:value-type="float" office:value="-98">
                <text:p>-98</text:p>
              </table:table-cell>
              <table:table-cell office:value-type="float" office:value="12545">
                <text:p>12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3">
                <text:p>6433</text:p>
              </table:table-cell>
              <table:table-cell office:value-type="float" office:value="260">
                <text:p>260</text:p>
              </table:table-cell>
              <table:table-cell office:value-type="float" office:value="12572">
                <text:p>12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44">
                <text:p>7344</text:p>
              </table:table-cell>
              <table:table-cell office:value-type="float" office:value="911">
                <text:p>911</text:p>
              </table:table-cell>
              <table:table-cell office:value-type="float" office:value="12658">
                <text:p>12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4">
                <text:p>6824</text:p>
              </table:table-cell>
              <table:table-cell office:value-type="float" office:value="-520">
                <text:p>-520</text:p>
              </table:table-cell>
              <table:table-cell office:value-type="float" office:value="12748">
                <text:p>127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">
                <text:p>6952</text:p>
              </table:table-cell>
              <table:table-cell office:value-type="float" office:value="128">
                <text:p>128</text:p>
              </table:table-cell>
              <table:table-cell office:value-type="float" office:value="12783">
                <text:p>12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20">
                <text:p>7020</text:p>
              </table:table-cell>
              <table:table-cell office:value-type="float" office:value="68">
                <text:p>68</text:p>
              </table:table-cell>
              <table:table-cell office:value-type="float" office:value="12828">
                <text:p>128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43">
                <text:p>7043</text:p>
              </table:table-cell>
              <table:table-cell office:value-type="float" office:value="23">
                <text:p>23</text:p>
              </table:table-cell>
              <table:table-cell office:value-type="float" office:value="12899">
                <text:p>1289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line" chart:style-name="ch1">
        <chart:legend chart:legend-position="end" svg:x="11.482cm" svg:y="3.705cm" style:legend-expansion="high" chart:style-name="ch2"/>
        <chart:plot-area chart:style-name="ch3" table:cell-range-address="'Thread Mix'.F1:'Thread Mix'.F55 'Thread Mix'.H1:'Thread Mix'.H55 'Thread Mix'.J1:'Thread Mix'.J55" chart:data-source-has-labels="row" svg:x="0.32cm" svg:y="0.18cm" svg:width="10.842cm" svg:height="8.645cm">
          <chartooo:coordinate-region svg:x="1.153cm" svg:y="0.379cm" svg:width="10.009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'.F2:'Thread Mix'.F55" chart:label-cell-address="'Thread Mix'.F1:'Thread Mix'.F1" chart:class="chart:line">
            <chart:data-point chart:repeated="54"/>
          </chart:series>
          <chart:series chart:style-name="ch7" chart:values-cell-range-address="'Thread Mix'.H2:'Thread Mix'.H55" chart:label-cell-address="'Thread Mix'.H1:'Thread Mix'.H1" chart:class="chart:line">
            <chart:data-point chart:repeated="54"/>
          </chart:series>
          <chart:series chart:style-name="ch8" chart:values-cell-range-address="'Thread Mix'.J2:'Thread Mix'.J55" chart:label-cell-address="'Thread Mix'.J1:'Thread Mix'.J1" chart:class="chart:line">
            <chart:data-point chart:repeated="5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size correlation</text:p>
                <draw:g>
                  <svg:desc>'Thread Mix'.F1:'Thread Mix'.F1</svg:desc>
                </draw:g>
              </table:table-cell>
              <table:table-cell office:value-type="string">
                <text:p>linear correlation</text:p>
                <draw:g>
                  <svg:desc>'Thread Mix'.H1:'Thread Mix'.H1</svg:desc>
                </draw:g>
              </table:table-cell>
              <table:table-cell office:value-type="string">
                <text:p>input size^P correl</text:p>
                <draw:g>
                  <svg:desc>'Thread Mix'.J1:'Thread Mix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7595">
                <text:p>0.87595</text:p>
                <draw:g>
                  <svg:desc>'Thread Mix'.F2:'Thread Mix'.F55</svg:desc>
                </draw:g>
              </table:table-cell>
              <table:table-cell office:value-type="float" office:value="0.93767">
                <text:p>0.93767</text:p>
                <draw:g>
                  <svg:desc>'Thread Mix'.H2:'Thread Mix'.H55</svg:desc>
                </draw:g>
              </table:table-cell>
              <table:table-cell office:value-type="float" office:value="0.94381">
                <text:p>0.94381</text:p>
                <draw:g>
                  <svg:desc>'Thread Mix'.J2:'Thread Mix'.J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8148">
                <text:p>0.88148</text:p>
              </table:table-cell>
              <table:table-cell office:value-type="float" office:value="0.94068">
                <text:p>0.94068</text:p>
              </table:table-cell>
              <table:table-cell office:value-type="float" office:value="0.94515">
                <text:p>0.94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8809">
                <text:p>0.88809</text:p>
              </table:table-cell>
              <table:table-cell office:value-type="float" office:value="0.94358">
                <text:p>0.94358</text:p>
              </table:table-cell>
              <table:table-cell office:value-type="float" office:value="0.94673">
                <text:p>0.946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612">
                <text:p>0.89612</text:p>
              </table:table-cell>
              <table:table-cell office:value-type="float" office:value="0.94638">
                <text:p>0.94638</text:p>
              </table:table-cell>
              <table:table-cell office:value-type="float" office:value="0.94862">
                <text:p>0.948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0142">
                <text:p>0.90142</text:p>
              </table:table-cell>
              <table:table-cell office:value-type="float" office:value="0.94914">
                <text:p>0.94914</text:p>
              </table:table-cell>
              <table:table-cell office:value-type="float" office:value="0.95028">
                <text:p>0.95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0671">
                <text:p>0.90671</text:p>
              </table:table-cell>
              <table:table-cell office:value-type="float" office:value="0.95182">
                <text:p>0.95182</text:p>
              </table:table-cell>
              <table:table-cell office:value-type="float" office:value="0.95205">
                <text:p>0.95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1356">
                <text:p>0.91356</text:p>
              </table:table-cell>
              <table:table-cell office:value-type="float" office:value="0.95435">
                <text:p>0.95435</text:p>
              </table:table-cell>
              <table:table-cell office:value-type="float" office:value="0.95423">
                <text:p>0.954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1738">
                <text:p>0.91738</text:p>
              </table:table-cell>
              <table:table-cell office:value-type="float" office:value="0.95676">
                <text:p>0.95676</text:p>
              </table:table-cell>
              <table:table-cell office:value-type="float" office:value="0.95576">
                <text:p>0.955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221">
                <text:p>0.9221</text:p>
              </table:table-cell>
              <table:table-cell office:value-type="float" office:value="0.95897">
                <text:p>0.95897</text:p>
              </table:table-cell>
              <table:table-cell office:value-type="float" office:value="0.95758">
                <text:p>0.957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2806">
                <text:p>0.92806</text:p>
              </table:table-cell>
              <table:table-cell office:value-type="float" office:value="0.96098">
                <text:p>0.96098</text:p>
              </table:table-cell>
              <table:table-cell office:value-type="float" office:value="0.95983">
                <text:p>0.959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3171">
                <text:p>0.93171</text:p>
              </table:table-cell>
              <table:table-cell office:value-type="float" office:value="0.96281">
                <text:p>0.96281</text:p>
              </table:table-cell>
              <table:table-cell office:value-type="float" office:value="0.96139">
                <text:p>0.96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3518">
                <text:p>0.93518</text:p>
              </table:table-cell>
              <table:table-cell office:value-type="float" office:value="0.96437">
                <text:p>0.96437</text:p>
              </table:table-cell>
              <table:table-cell office:value-type="float" office:value="0.96291">
                <text:p>0.962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3963">
                <text:p>0.93963</text:p>
              </table:table-cell>
              <table:table-cell office:value-type="float" office:value="0.96564">
                <text:p>0.96564</text:p>
              </table:table-cell>
              <table:table-cell office:value-type="float" office:value="0.9648">
                <text:p>0.964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4541">
                <text:p>0.94541</text:p>
              </table:table-cell>
              <table:table-cell office:value-type="float" office:value="0.96658">
                <text:p>0.96658</text:p>
              </table:table-cell>
              <table:table-cell office:value-type="float" office:value="0.96719">
                <text:p>0.967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4834">
                <text:p>0.94834</text:p>
              </table:table-cell>
              <table:table-cell office:value-type="float" office:value="0.9672">
                <text:p>0.9672</text:p>
              </table:table-cell>
              <table:table-cell office:value-type="float" office:value="0.96846">
                <text:p>0.968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217">
                <text:p>0.95217</text:p>
              </table:table-cell>
              <table:table-cell office:value-type="float" office:value="0.9674">
                <text:p>0.9674</text:p>
              </table:table-cell>
              <table:table-cell office:value-type="float" office:value="0.97007">
                <text:p>0.970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731">
                <text:p>0.95731</text:p>
              </table:table-cell>
              <table:table-cell office:value-type="float" office:value="0.96716">
                <text:p>0.96716</text:p>
              </table:table-cell>
              <table:table-cell office:value-type="float" office:value="0.97218">
                <text:p>0.97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908">
                <text:p>0.95908</text:p>
              </table:table-cell>
              <table:table-cell office:value-type="float" office:value="0.96644">
                <text:p>0.96644</text:p>
              </table:table-cell>
              <table:table-cell office:value-type="float" office:value="0.97274">
                <text:p>0.972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151">
                <text:p>0.96151</text:p>
              </table:table-cell>
              <table:table-cell office:value-type="float" office:value="0.96517">
                <text:p>0.96517</text:p>
              </table:table-cell>
              <table:table-cell office:value-type="float" office:value="0.9735">
                <text:p>0.97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499">
                <text:p>0.96499</text:p>
              </table:table-cell>
              <table:table-cell office:value-type="float" office:value="0.96328">
                <text:p>0.96328</text:p>
              </table:table-cell>
              <table:table-cell office:value-type="float" office:value="0.97458">
                <text:p>0.97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7014">
                <text:p>0.97014</text:p>
              </table:table-cell>
              <table:table-cell office:value-type="float" office:value="0.96076">
                <text:p>0.96076</text:p>
              </table:table-cell>
              <table:table-cell office:value-type="float" office:value="0.97616">
                <text:p>0.976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02">
                <text:p>0.97102</text:p>
              </table:table-cell>
              <table:table-cell office:value-type="float" office:value="0.9576">
                <text:p>0.9576</text:p>
              </table:table-cell>
              <table:table-cell office:value-type="float" office:value="0.97554">
                <text:p>0.975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242">
                <text:p>0.97242</text:p>
              </table:table-cell>
              <table:table-cell office:value-type="float" office:value="0.95381">
                <text:p>0.95381</text:p>
              </table:table-cell>
              <table:table-cell office:value-type="float" office:value="0.97476">
                <text:p>0.974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77">
                <text:p>0.97477</text:p>
              </table:table-cell>
              <table:table-cell office:value-type="float" office:value="0.94953">
                <text:p>0.94953</text:p>
              </table:table-cell>
              <table:table-cell office:value-type="float" office:value="0.97378">
                <text:p>0.97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204">
                <text:p>0.97204</text:p>
              </table:table-cell>
              <table:table-cell office:value-type="float" office:value="0.94485">
                <text:p>0.94485</text:p>
              </table:table-cell>
              <table:table-cell office:value-type="float" office:value="0.9706">
                <text:p>0.97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399">
                <text:p>0.97399</text:p>
              </table:table-cell>
              <table:table-cell office:value-type="float" office:value="0.94049">
                <text:p>0.94049</text:p>
              </table:table-cell>
              <table:table-cell office:value-type="float" office:value="0.97044">
                <text:p>0.970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275">
                <text:p>0.97275</text:p>
              </table:table-cell>
              <table:table-cell office:value-type="float" office:value="0.93433">
                <text:p>0.93433</text:p>
              </table:table-cell>
              <table:table-cell office:value-type="float" office:value="0.96756">
                <text:p>0.967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6906">
                <text:p>0.96906</text:p>
              </table:table-cell>
              <table:table-cell office:value-type="float" office:value="0.92741">
                <text:p>0.92741</text:p>
              </table:table-cell>
              <table:table-cell office:value-type="float" office:value="0.96334">
                <text:p>0.963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6398">
                <text:p>0.96398</text:p>
              </table:table-cell>
              <table:table-cell office:value-type="float" office:value="0.92102">
                <text:p>0.92102</text:p>
              </table:table-cell>
              <table:table-cell office:value-type="float" office:value="0.95821">
                <text:p>0.95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5697">
                <text:p>0.95697</text:p>
              </table:table-cell>
              <table:table-cell office:value-type="float" office:value="0.91588">
                <text:p>0.91588</text:p>
              </table:table-cell>
              <table:table-cell office:value-type="float" office:value="0.95146">
                <text:p>0.951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">
                <text:p>0.95</text:p>
              </table:table-cell>
              <table:table-cell office:value-type="float" office:value="0.90603">
                <text:p>0.90603</text:p>
              </table:table-cell>
              <table:table-cell office:value-type="float" office:value="0.94324">
                <text:p>0.943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83">
                <text:p>0.9383</text:p>
              </table:table-cell>
              <table:table-cell office:value-type="float" office:value="0.90517">
                <text:p>0.90517</text:p>
              </table:table-cell>
              <table:table-cell office:value-type="float" office:value="0.93271">
                <text:p>0.932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2527">
                <text:p>0.92527</text:p>
              </table:table-cell>
              <table:table-cell office:value-type="float" office:value="0.9198">
                <text:p>0.9198</text:p>
              </table:table-cell>
              <table:table-cell office:value-type="float" office:value="0.92351">
                <text:p>0.923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4148">
                <text:p>0.94148</text:p>
              </table:table-cell>
              <table:table-cell office:value-type="float" office:value="0.93583">
                <text:p>0.93583</text:p>
              </table:table-cell>
              <table:table-cell office:value-type="float" office:value="0.93769">
                <text:p>0.937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3318">
                <text:p>0.93318</text:p>
              </table:table-cell>
              <table:table-cell office:value-type="float" office:value="0.92706">
                <text:p>0.92706</text:p>
              </table:table-cell>
              <table:table-cell office:value-type="float" office:value="0.92964">
                <text:p>0.929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475">
                <text:p>0.92475</text:p>
              </table:table-cell>
              <table:table-cell office:value-type="float" office:value="0.91844">
                <text:p>0.91844</text:p>
              </table:table-cell>
              <table:table-cell office:value-type="float" office:value="0.92189">
                <text:p>0.9218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1179">
                <text:p>0.91179</text:p>
              </table:table-cell>
              <table:table-cell office:value-type="float" office:value="0.90692">
                <text:p>0.90692</text:p>
              </table:table-cell>
              <table:table-cell office:value-type="float" office:value="0.90957">
                <text:p>0.909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546">
                <text:p>0.89546</text:p>
              </table:table-cell>
              <table:table-cell office:value-type="float" office:value="0.89154">
                <text:p>0.89154</text:p>
              </table:table-cell>
              <table:table-cell office:value-type="float" office:value="0.89319">
                <text:p>0.893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7035">
                <text:p>0.87035</text:p>
              </table:table-cell>
              <table:table-cell office:value-type="float" office:value="0.87501">
                <text:p>0.87501</text:p>
              </table:table-cell>
              <table:table-cell office:value-type="float" office:value="0.8693">
                <text:p>0.86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4039">
                <text:p>0.84039</text:p>
              </table:table-cell>
              <table:table-cell office:value-type="float" office:value="0.85105">
                <text:p>0.85105</text:p>
              </table:table-cell>
              <table:table-cell office:value-type="float" office:value="0.84012">
                <text:p>0.840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0059">
                <text:p>0.80059</text:p>
              </table:table-cell>
              <table:table-cell office:value-type="float" office:value="0.82525">
                <text:p>0.82525</text:p>
              </table:table-cell>
              <table:table-cell office:value-type="float" office:value="0.80284">
                <text:p>0.802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75992">
                <text:p>0.75992</text:p>
              </table:table-cell>
              <table:table-cell office:value-type="float" office:value="0.79444">
                <text:p>0.79444</text:p>
              </table:table-cell>
              <table:table-cell office:value-type="float" office:value="0.76565">
                <text:p>0.76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7236">
                <text:p>0.87236</text:p>
              </table:table-cell>
              <table:table-cell office:value-type="float" office:value="0.91367">
                <text:p>0.91367</text:p>
              </table:table-cell>
              <table:table-cell office:value-type="float" office:value="0.87619">
                <text:p>0.876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58">
                <text:p>0.8658</text:p>
              </table:table-cell>
              <table:table-cell office:value-type="float" office:value="0.91196">
                <text:p>0.91196</text:p>
              </table:table-cell>
              <table:table-cell office:value-type="float" office:value="0.86964">
                <text:p>0.8696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743">
                <text:p>0.8743</text:p>
              </table:table-cell>
              <table:table-cell office:value-type="float" office:value="0.91624">
                <text:p>0.91624</text:p>
              </table:table-cell>
              <table:table-cell office:value-type="float" office:value="0.87753">
                <text:p>0.877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734">
                <text:p>0.8734</text:p>
              </table:table-cell>
              <table:table-cell office:value-type="float" office:value="0.90544">
                <text:p>0.90544</text:p>
              </table:table-cell>
              <table:table-cell office:value-type="float" office:value="0.87578">
                <text:p>0.875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8096">
                <text:p>0.88096</text:p>
              </table:table-cell>
              <table:table-cell office:value-type="float" office:value="0.88795">
                <text:p>0.88795</text:p>
              </table:table-cell>
              <table:table-cell office:value-type="float" office:value="0.88128">
                <text:p>0.881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5947">
                <text:p>0.85947</text:p>
              </table:table-cell>
              <table:table-cell office:value-type="float" office:value="0.85984">
                <text:p>0.85984</text:p>
              </table:table-cell>
              <table:table-cell office:value-type="float" office:value="0.85896">
                <text:p>0.858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2321">
                <text:p>0.82321</text:p>
              </table:table-cell>
              <table:table-cell office:value-type="float" office:value="0.81949">
                <text:p>0.81949</text:p>
              </table:table-cell>
              <table:table-cell office:value-type="float" office:value="0.82194">
                <text:p>0.821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4483">
                <text:p>0.74483</text:p>
              </table:table-cell>
              <table:table-cell office:value-type="float" office:value="0.74563">
                <text:p>0.74563</text:p>
              </table:table-cell>
              <table:table-cell office:value-type="float" office:value="0.74333">
                <text:p>0.74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5923">
                <text:p>0.65923</text:p>
              </table:table-cell>
              <table:table-cell office:value-type="float" office:value="0.65776">
                <text:p>0.65776</text:p>
              </table:table-cell>
              <table:table-cell office:value-type="float" office:value="0.65747">
                <text:p>0.6574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2511">
                <text:p>0.42511</text:p>
              </table:table-cell>
              <table:table-cell office:value-type="float" office:value="0.39271">
                <text:p>0.39271</text:p>
              </table:table-cell>
              <table:table-cell office:value-type="float" office:value="0.42357">
                <text:p>0.423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4925">
                <text:p>-0.44925</text:p>
              </table:table-cell>
              <table:table-cell office:value-type="float" office:value="-0.33467">
                <text:p>-0.33467</text:p>
              </table:table-cell>
              <table:table-cell office:value-type="float" office:value="-0.44683">
                <text:p>-0.446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9001">
                <text:p>0.89001</text:p>
              </table:table-cell>
              <table:table-cell office:value-type="float" office:value="0.95117">
                <text:p>0.95117</text:p>
              </table:table-cell>
              <table:table-cell office:value-type="float" office:value="0.88924">
                <text:p>0.889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339cm" svg:height="14.983cm" xlink:href=".." xlink:type="simple" chart:class="chart:line" chart:style-name="ch1">
        <chart:legend chart:legend-position="end" svg:x="30.487cm" svg:y="6.445cm" style:legend-expansion="high" chart:style-name="ch2"/>
        <chart:plot-area chart:style-name="ch3" table:cell-range-address="'Thread Mix 2'.B2:'Thread Mix 2'.E58" svg:x="0.666cm" svg:y="0.299cm" svg:width="29.155cm" svg:height="14.385cm">
          <chartooo:coordinate-region svg:x="1.764cm" svg:y="0.499cm" svg:width="27.87cm" svg:height="13.98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hread Mix 2'.B2:'Thread Mix 2'.B58" chart:class="chart:line">
            <chart:data-point chart:repeated="57"/>
          </chart:series>
          <chart:series chart:style-name="ch7" chart:values-cell-range-address="'Thread Mix 2'.C2:'Thread Mix 2'.C58" chart:class="chart:line">
            <chart:data-point chart:repeated="57"/>
          </chart:series>
          <chart:series chart:style-name="ch8" chart:values-cell-range-address="'Thread Mix 2'.D2:'Thread Mix 2'.D58" chart:class="chart:line">
            <chart:data-point chart:repeated="57"/>
          </chart:series>
          <chart:series chart:style-name="ch9" chart:values-cell-range-address="'Thread Mix 2'.E2:'Thread Mix 2'.E58" chart:class="chart:line">
            <chart:data-point chart:repeated="5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Thread Mix 2'.B2:'Thread Mix 2'.B58</svg:desc>
                </draw:g>
              </table:table-cell>
              <table:table-cell office:value-type="float" office:value="1372">
                <text:p>1372</text:p>
                <draw:g>
                  <svg:desc>'Thread Mix 2'.C2:'Thread Mix 2'.C58</svg:desc>
                </draw:g>
              </table:table-cell>
              <table:table-cell office:value-type="float" office:value="127">
                <text:p>127</text:p>
                <draw:g>
                  <svg:desc>'Thread Mix 2'.D2:'Thread Mix 2'.D58</svg:desc>
                </draw:g>
              </table:table-cell>
              <table:table-cell office:value-type="float" office:value="12">
                <text:p>12</text:p>
                <draw:g>
                  <svg:desc>'Thread Mix 2'.E2:'Thread Mix 2'.E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">
                <text:p>151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">
                <text:p>15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">
                <text:p>279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76">
                <text:p>1476</text:p>
              </table:table-cell>
              <table:table-cell office:value-type="float" office:value="331">
                <text:p>331</text:p>
              </table:table-cell>
              <table:table-cell office:value-type="float" office:value="16">
                <text:p>1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8">
                <text:p>1048</text:p>
              </table:table-cell>
              <table:table-cell office:value-type="float" office:value="218">
                <text:p>218</text:p>
              </table:table-cell>
              <table:table-cell office:value-type="float" office:value="8">
                <text:p>8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83">
                <text:p>1183</text:p>
              </table:table-cell>
              <table:table-cell office:value-type="float" office:value="509">
                <text:p>509</text:p>
              </table:table-cell>
              <table:table-cell office:value-type="float" office:value="29">
                <text:p>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59">
                <text:p>1259</text:p>
              </table:table-cell>
              <table:table-cell office:value-type="float" office:value="160">
                <text:p>160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85">
                <text:p>1085</text:p>
              </table:table-cell>
              <table:table-cell office:value-type="float" office:value="136">
                <text:p>136</text:p>
              </table:table-cell>
              <table:table-cell office:value-type="float" office:value="4">
                <text:p>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52">
                <text:p>2152</text:p>
              </table:table-cell>
              <table:table-cell office:value-type="float" office:value="278">
                <text:p>278</text:p>
              </table:table-cell>
              <table:table-cell office:value-type="float" office:value="15">
                <text:p>1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88">
                <text:p>1588</text:p>
              </table:table-cell>
              <table:table-cell office:value-type="float" office:value="228">
                <text:p>228</text:p>
              </table:table-cell>
              <table:table-cell office:value-type="float" office:value="6">
                <text:p>6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12">
                <text:p>2112</text:p>
              </table:table-cell>
              <table:table-cell office:value-type="float" office:value="260">
                <text:p>260</text:p>
              </table:table-cell>
              <table:table-cell office:value-type="float" office:value="10">
                <text:p>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37">
                <text:p>5837</text:p>
              </table:table-cell>
              <table:table-cell office:value-type="float" office:value="854">
                <text:p>854</text:p>
              </table:table-cell>
              <table:table-cell office:value-type="float" office:value="44">
                <text:p>44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1">
                <text:p>3361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-2476">
                <text:p>-2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94">
                <text:p>3394</text:p>
              </table:table-cell>
              <table:table-cell office:value-type="float" office:value="153">
                <text:p>153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42">
                <text:p>3742</text:p>
              </table:table-cell>
              <table:table-cell office:value-type="float" office:value="116">
                <text:p>11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56">
                <text:p>4256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087">
                <text:p>4087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92">
                <text:p>4592</text:p>
              </table:table-cell>
              <table:table-cell office:value-type="float" office:value="261">
                <text:p>261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94">
                <text:p>4494</text:p>
              </table:table-cell>
              <table:table-cell office:value-type="float" office:value="227">
                <text:p>227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43">
                <text:p>4743</text:p>
              </table:table-cell>
              <table:table-cell office:value-type="float" office:value="265">
                <text:p>265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503">
                <text:p>6503</text:p>
              </table:table-cell>
              <table:table-cell office:value-type="float" office:value="168">
                <text:p>168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41">
                <text:p>5741</text:p>
              </table:table-cell>
              <table:table-cell office:value-type="float" office:value="115">
                <text:p>115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46">
                <text:p>5846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754">
                <text:p>5754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05">
                <text:p>5805</text:p>
              </table:table-cell>
              <table:table-cell office:value-type="float" office:value="196">
                <text:p>19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865">
                <text:p>5865</text:p>
              </table:table-cell>
              <table:table-cell office:value-type="float" office:value="360">
                <text:p>360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975">
                <text:p>5975</text:p>
              </table:table-cell>
              <table:table-cell office:value-type="float" office:value="197">
                <text:p>197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23">
                <text:p>6023</text:p>
              </table:table-cell>
              <table:table-cell office:value-type="float" office:value="194">
                <text:p>194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71">
                <text:p>6271</text:p>
              </table:table-cell>
              <table:table-cell office:value-type="float" office:value="193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73">
                <text:p>6173</text:p>
              </table:table-cell>
              <table:table-cell office:value-type="float" office:value="120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433">
                <text:p>6433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44">
                <text:p>7344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24">
                <text:p>6824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52">
                <text:p>6952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20">
                <text:p>7020</text:p>
              </table:table-cell>
              <table:table-cell office:value-type="float" office:value="94">
                <text:p>94</text:p>
              </table:table-cell>
              <table:table-cell office:value-type="float" office:value="1">
                <text:p>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43">
                <text:p>7043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826cm" svg:height="15.062cm" xlink:href=".." xlink:type="simple" chart:class="chart:line" chart:style-name="ch1">
        <chart:legend chart:legend-position="end" svg:x="28.974cm" svg:y="6.485cm" style:legend-expansion="high" chart:style-name="ch2"/>
        <chart:plot-area chart:style-name="ch3" table:cell-range-address="'Thread Mix 2'.B2:'Thread Mix 2'.E25" svg:x="0.636cm" svg:y="0.301cm" svg:width="27.702cm" svg:height="14.46cm">
          <chartooo:coordinate-region svg:x="1.548cm" svg:y="0.5cm" svg:width="26.523cm" svg:height="14.0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 2'.B2:'Thread Mix 2'.B25" chart:class="chart:line">
            <chart:data-point chart:repeated="24"/>
          </chart:series>
          <chart:series chart:style-name="ch7" chart:values-cell-range-address="'Thread Mix 2'.C2:'Thread Mix 2'.C25" chart:class="chart:line">
            <chart:data-point chart:repeated="24"/>
          </chart:series>
          <chart:series chart:style-name="ch8" chart:values-cell-range-address="'Thread Mix 2'.D2:'Thread Mix 2'.D25" chart:class="chart:line">
            <chart:data-point chart:repeated="24"/>
          </chart:series>
          <chart:series chart:style-name="ch9" chart:values-cell-range-address="'Thread Mix 2'.E2:'Thread Mix 2'.E25" chart:class="chart:line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Thread Mix 2'.B2:'Thread Mix 2'.B25</svg:desc>
                </draw:g>
              </table:table-cell>
              <table:table-cell office:value-type="float" office:value="1372">
                <text:p>1372</text:p>
                <draw:g>
                  <svg:desc>'Thread Mix 2'.C2:'Thread Mix 2'.C25</svg:desc>
                </draw:g>
              </table:table-cell>
              <table:table-cell office:value-type="float" office:value="127">
                <text:p>127</text:p>
                <draw:g>
                  <svg:desc>'Thread Mix 2'.D2:'Thread Mix 2'.D25</svg:desc>
                </draw:g>
              </table:table-cell>
              <table:table-cell office:value-type="float" office:value="12">
                <text:p>12</text:p>
                <draw:g>
                  <svg:desc>'Thread Mix 2'.E2:'Thread Mix 2'.E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82">
                <text:p>18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1038">
                <text:p>1038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">
                <text:p>42</text:p>
              </table:table-cell>
              <table:table-cell office:value-type="float" office:value="444">
                <text:p>44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">
                <text:p>39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1372">
                <text:p>137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6">
                <text:p>56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444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">
                <text:p>79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7">
                <text:p>97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0">
                <text:p>120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3">
                <text:p>123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4">
                <text:p>124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1">
                <text:p>151</text:p>
              </table:table-cell>
              <table:table-cell office:value-type="float" office:value="1038">
                <text:p>1038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7">
                <text:p>147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2">
                <text:p>15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9">
                <text:p>279</text:p>
              </table:table-cell>
              <table:table-cell office:value-type="float" office:value="967">
                <text:p>967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3cm" svg:height="21.995cm" xlink:href=".." xlink:type="simple" chart:class="chart:line" chart:style-name="ch1">
        <chart:legend chart:legend-position="end" svg:x="13.171cm" svg:y="10.449cm" style:legend-expansion="high" chart:style-name="ch2"/>
        <chart:plot-area chart:style-name="ch3" table:cell-range-address="'Thread Mix 2'.D2:'Thread Mix 2'.E55" svg:x="0.32cm" svg:y="0.439cm" svg:width="12.531cm" svg:height="21.117cm">
          <chartooo:coordinate-region svg:x="1.418cm" svg:y="0.638cm" svg:width="11.433cm" svg:height="20.7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hread Mix 2'.D2:'Thread Mix 2'.D55" chart:class="chart:line">
            <chart:data-point chart:repeated="54"/>
          </chart:series>
          <chart:series chart:style-name="ch7" chart:values-cell-range-address="'Thread Mix 2'.E2:'Thread Mix 2'.E55" chart:class="chart:line">
            <chart:data-point chart:repeated="5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'Thread Mix 2'.D2:'Thread Mix 2'.D55</svg:desc>
                </draw:g>
              </table:table-cell>
              <table:table-cell office:value-type="float" office:value="12">
                <text:p>12</text:p>
                <draw:g>
                  <svg:desc>'Thread Mix 2'.E2:'Thread Mix 2'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">
                <text:p>5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">
                <text:p>16</text:p>
              </table:table-cell>
              <table:table-cell office:value-type="float" office:value="1197">
                <text:p>11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-428">
                <text:p>-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-174">
                <text:p>-1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067">
                <text:p>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-564">
                <text:p>-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">
                <text:p>1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4">
                <text:p>44</text:p>
              </table:table-cell>
              <table:table-cell office:value-type="float" office:value="3725">
                <text:p>37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  <table:table-cell office:value-type="float" office:value="-2476">
                <text:p>-24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">
                <text:p>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1760">
                <text:p>17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-762">
                <text:p>-7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92">
                <text:p>-9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98">
                <text:p>-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911">
                <text:p>9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-520">
                <text:p>-52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